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0680000205A7E5579A0D8D808A9.wmf" manifest:media-type="image/x-wmf"/>
  <manifest:file-entry manifest:full-path="Pictures/20000009000018AF000016FE7459C17C6C5A54A0.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size="11pt" fo:font-weight="bold" style:font-size-asian="11pt" style:font-weight-asian="bold"/>
    </style:style>
    <style:style style:name="P3" style:family="paragraph" style:parent-style-name="Standard">
      <style:paragraph-properties fo:line-height="100%"/>
      <style:text-properties fo:font-size="11pt" fo:font-weight="bold" style:font-size-asian="11pt" style:font-weight-asian="bold"/>
    </style:style>
    <style:style style:name="P4" style:family="paragraph" style:parent-style-name="Standard">
      <style:paragraph-properties fo:line-height="100%" fo:padding-left="0.0555in" fo:padding-right="0.0555in" fo:padding-top="0.0138in" fo:padding-bottom="0.0138in" fo:border="0.51pt solid #00000a"/>
    </style:style>
    <style:style style:name="P5" style:family="paragraph" style:parent-style-name="Standard">
      <style:paragraph-properties fo:line-height="100%" fo:break-before="page"/>
    </style:style>
    <style:style style:name="P6" style:family="paragraph" style:parent-style-name="Standard">
      <style:paragraph-properties fo:margin-top="0in" fo:margin-bottom="0in" loext:contextual-spacing="false" fo:line-height="100%" fo:break-before="page"/>
    </style:style>
    <style:style style:name="P7" style:family="paragraph" style:parent-style-name="Standard">
      <style:paragraph-properties fo:margin-top="0in" fo:margin-bottom="0in" loext:contextual-spacing="false" fo:line-height="100%"/>
    </style:style>
    <style:style style:name="P8" style:family="paragraph" style:parent-style-name="Standard" style:master-page-name="Standard">
      <style:paragraph-properties fo:line-height="100%" fo:text-align="center" style:justify-single-word="false" style:page-number="auto"/>
    </style:style>
    <style:style style:name="P9" style:family="paragraph" style:parent-style-name="Frame_20_contents">
      <style:paragraph-properties fo:line-height="100%"/>
      <style:text-properties style:use-window-font-color="true"/>
    </style:style>
    <style:style style:name="P10" style:family="paragraph" style:parent-style-name="Frame_20_contents">
      <style:paragraph-properties fo:margin-top="0in" fo:margin-bottom="0in" loext:contextual-spacing="false"/>
    </style:style>
    <style:style style:name="P11" style:family="paragraph" style:parent-style-name="Frame_20_contents">
      <style:paragraph-properties fo:margin-top="0in" fo:margin-bottom="0in" loext:contextual-spacing="false" fo:line-height="130%"/>
    </style:style>
    <style:style style:name="P12" style:family="paragraph" style:parent-style-name="Frame_20_contents">
      <style:paragraph-properties fo:margin-top="0in" fo:margin-bottom="0in" loext:contextual-spacing="false" fo:line-height="130%"/>
      <style:text-properties fo:color="#000000" style:font-name="Lucida Console" fo:font-size="10pt" fo:language="fr" fo:country="FR" style:font-size-asian="10pt" style:font-name-complex="Courier New1" style:font-size-complex="10pt"/>
    </style:style>
    <style:style style:name="P13" style:family="paragraph" style:parent-style-name="Frame_20_contents">
      <style:paragraph-properties fo:margin-top="0in" fo:margin-bottom="0in" loext:contextual-spacing="false" fo:line-height="130%"/>
      <style:text-properties fo:color="#000000" style:font-name="Lucida Console" fo:font-size="8pt" fo:language="fr" fo:country="FR" style:font-size-asian="8pt" style:font-name-complex="Courier New1" style:font-size-complex="8pt"/>
    </style:style>
    <style:style style:name="P14" style:family="paragraph" style:parent-style-name="Frame_20_contents">
      <style:paragraph-properties fo:margin-top="0in" fo:margin-bottom="0in" loext:contextual-spacing="false" fo:line-height="130%"/>
      <style:text-properties fo:color="#000000" style:font-name="Lucida Console" fo:font-size="8pt" style:font-size-asian="8pt" style:font-name-complex="Courier New1" style:font-size-complex="8pt"/>
    </style:style>
    <style:style style:name="P15" style:family="paragraph" style:parent-style-name="Frame_20_contents">
      <style:paragraph-properties fo:margin-top="0in" fo:margin-bottom="0in" loext:contextual-spacing="false" fo:line-height="130%"/>
      <style:text-properties fo:color="#000000" style:font-name="Lucida Console" fo:font-size="7pt" fo:language="en" fo:country="US" style:font-size-asian="7pt" style:font-name-complex="Courier New1" style:font-size-complex="8pt"/>
    </style:style>
    <style:style style:name="P16" style:family="paragraph" style:parent-style-name="Frame_20_contents">
      <style:paragraph-properties fo:margin-top="0in" fo:margin-bottom="0in" loext:contextual-spacing="false" fo:line-height="130%"/>
      <style:text-properties style:font-name="Lucida Console" fo:font-size="7pt" style:font-size-asian="7pt" style:font-size-complex="8pt"/>
    </style:style>
    <style:style style:name="P17" style:family="paragraph" style:parent-style-name="Frame_20_contents">
      <style:paragraph-properties fo:margin-top="0in" fo:margin-bottom="0in" loext:contextual-spacing="false" fo:line-height="130%"/>
      <style:text-properties style:font-name="Lucida Console" fo:font-size="7pt" fo:language="en" fo:country="US" style:font-size-asian="7pt" style:font-size-complex="8pt"/>
    </style:style>
    <style:style style:name="P18" style:family="paragraph" style:parent-style-name="Frame_20_contents">
      <style:paragraph-properties fo:margin-top="0in" fo:margin-bottom="0in" loext:contextual-spacing="false" fo:line-height="100%"/>
      <style:text-properties style:font-name="Lucida Console" fo:font-size="10pt" fo:language="en" fo:country="US" style:font-size-asian="10pt" style:font-size-complex="11pt"/>
    </style:style>
    <style:style style:name="P19" style:family="paragraph" style:parent-style-name="Frame_20_contents">
      <style:paragraph-properties fo:margin-top="0in" fo:margin-bottom="0in" loext:contextual-spacing="false" fo:line-height="100%"/>
      <style:text-properties style:font-name="Lucida Console" fo:font-size="10pt" fo:language="en" fo:country="US" style:font-size-asian="10pt" style:font-size-complex="10pt"/>
    </style:style>
    <style:style style:name="P20" style:family="paragraph" style:parent-style-name="Frame_20_contents">
      <style:paragraph-properties fo:margin-top="0in" fo:margin-bottom="0in" loext:contextual-spacing="false" fo:line-height="100%"/>
      <style:text-properties style:font-name="Lucida Console" fo:font-size="10pt" style:font-size-asian="10pt" style:font-size-complex="10pt"/>
    </style:style>
    <style:style style:name="P21" style:family="paragraph" style:parent-style-name="Frame_20_contents">
      <style:paragraph-properties fo:margin-top="0in" fo:margin-bottom="0in" loext:contextual-spacing="false" fo:line-height="100%"/>
      <style:text-properties style:font-name="Lucida Console" fo:font-size="9pt" style:font-size-asian="9pt" style:font-size-complex="11pt"/>
    </style:style>
    <style:style style:name="P22" style:family="paragraph" style:parent-style-name="Frame_20_contents">
      <style:paragraph-properties fo:margin-top="0in" fo:margin-bottom="0in" loext:contextual-spacing="false" fo:line-height="100%"/>
    </style:style>
    <style:style style:name="P23" style:family="paragraph" style:parent-style-name="Frame_20_contents">
      <style:paragraph-properties fo:margin-top="0in" fo:margin-bottom="0in" loext:contextual-spacing="false" fo:line-height="100%" fo:text-align="start" style:justify-single-word="false"/>
    </style:style>
    <style:style style:name="P24" style:family="paragraph" style:parent-style-name="Frame_20_contents">
      <style:paragraph-properties fo:margin-top="0in" fo:margin-bottom="0in" loext:contextual-spacing="false" fo:line-height="100%"/>
      <style:text-properties style:use-window-font-color="true"/>
    </style:style>
    <style:style style:name="P25" style:family="paragraph" style:parent-style-name="Frame_20_contents">
      <style:paragraph-properties fo:margin-top="0in" fo:margin-bottom="0in" loext:contextual-spacing="false" fo:line-height="100%"/>
      <style:text-properties style:use-window-font-color="true" fo:font-size="9pt" fo:font-style="italic" style:font-size-asian="9pt" style:font-style-asian="italic"/>
    </style:style>
    <style:style style:name="P26" style:family="paragraph" style:parent-style-name="Frame_20_contents">
      <style:paragraph-properties fo:margin-top="0in" fo:margin-bottom="0in" loext:contextual-spacing="false" fo:line-height="100%"/>
      <style:text-properties fo:color="#c00000" style:font-name="Lucida Console" fo:font-size="9pt" style:font-size-asian="9pt" style:font-size-complex="11pt"/>
    </style:style>
    <style:style style:name="P27" style:family="paragraph" style:parent-style-name="Frame_20_contents">
      <style:paragraph-properties fo:margin-top="0in" fo:margin-bottom="0in" loext:contextual-spacing="false" fo:line-height="100%"/>
      <style:text-properties fo:font-size="8pt" style:font-size-asian="8pt"/>
    </style:style>
    <style:style style:name="P28" style:family="paragraph">
      <loext:graphic-properties draw:fill="solid" draw:fill-color="#ffffff"/>
      <style:paragraph-properties fo:text-align="start"/>
      <style:text-properties fo:font-size="18pt"/>
    </style:style>
    <style:style style:name="P29" style:family="paragraph">
      <loext:graphic-properties draw:fill="none"/>
      <style:paragraph-properties fo:text-align="start"/>
      <style:text-properties fo:font-size="18pt"/>
    </style:style>
    <style:style style:name="T1" style:family="text">
      <style:text-properties fo:font-variant="small-caps" fo:font-size="14pt" style:text-underline-style="solid" style:text-underline-width="auto" style:text-underline-color="font-color" fo:font-weight="bold" style:font-size-asian="14pt" style:font-weight-asian="bold"/>
    </style:style>
    <style:style style:name="T2" style:family="text">
      <style:text-properties fo:font-variant="small-caps" fo:font-size="14pt" fo:language="en" fo:country="US" style:text-underline-style="solid" style:text-underline-width="auto" style:text-underline-color="font-color" fo:font-weight="bold" style:font-size-asian="14pt" style:font-weight-asian="bold"/>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language-asian="el" style:country-asian="GR" style:font-style-asian="italic"/>
    </style:style>
    <style:style style:name="T5" style:family="text">
      <style:text-properties fo:font-size="11pt" fo:language="en" fo:country="US" fo:font-style="italic" style:font-size-asian="11pt" style:font-style-asian="italic"/>
    </style:style>
    <style:style style:name="T6" style:family="text">
      <style:text-properties fo:font-size="11pt" fo:language="en" fo:country="US" style:font-size-asian="11pt"/>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fo:font-size="11pt" fo:language="fr" fo:country="FR" fo:font-weight="bold" style:font-size-asian="11pt" style:font-weight-asian="bold"/>
    </style:style>
    <style:style style:name="T10" style:family="text">
      <style:text-properties fo:font-size="11pt" style:text-underline-style="solid" style:text-underline-width="auto" style:text-underline-color="font-color" style:font-size-asian="11pt"/>
    </style:style>
    <style:style style:name="T11" style:family="text">
      <style:text-properties fo:color="#000000" style:font-name="Lucida Console" fo:font-size="10pt" fo:language="en" fo:country="US" style:font-size-asian="10pt" style:font-name-complex="Courier New1" style:font-size-complex="10pt"/>
    </style:style>
    <style:style style:name="T12" style:family="text">
      <style:text-properties fo:color="#000000" style:font-name="Lucida Console" fo:font-size="10pt" style:font-size-asian="10pt" style:font-name-complex="Courier New1" style:font-size-complex="10pt"/>
    </style:style>
    <style:style style:name="T13" style:family="text">
      <style:text-properties fo:color="#000000" style:font-name="Lucida Console" fo:font-size="10pt" fo:language="fr" fo:country="FR" style:font-size-asian="10pt" style:font-name-complex="Courier New1" style:font-size-complex="10pt"/>
    </style:style>
    <style:style style:name="T14" style:family="text">
      <style:text-properties fo:color="#000000" style:font-name="Lucida Console" fo:font-size="9pt" style:font-size-asian="9pt" style:font-name-complex="Courier New1" style:font-size-complex="10pt"/>
    </style:style>
    <style:style style:name="T15" style:family="text">
      <style:text-properties fo:color="#008000" style:font-name="Lucida Console" fo:font-size="10pt" fo:language="en" fo:country="US" style:font-size-asian="10pt" style:font-name-complex="Courier New1" style:font-size-complex="10pt" fo:background-color="#ffff00"/>
    </style:style>
    <style:style style:name="T16" style:family="text">
      <style:text-properties fo:color="#008000" style:font-name="Lucida Console" fo:font-size="10pt" fo:language="en" fo:country="US" style:font-size-asian="10pt" style:font-name-complex="Courier New1" style:font-size-complex="10pt"/>
    </style:style>
    <style:style style:name="T17" style:family="text">
      <style:text-properties fo:color="#008000" style:font-name="Lucida Console" fo:font-size="10pt" fo:language="en" fo:country="US" style:font-size-asian="10pt" style:font-size-complex="11pt"/>
    </style:style>
    <style:style style:name="T18" style:family="text">
      <style:text-properties fo:color="#008000" style:font-name="Lucida Console" fo:font-size="10pt" fo:language="en" fo:country="US" style:font-size-asian="10pt" style:font-size-complex="10pt"/>
    </style:style>
    <style:style style:name="T19" style:family="text">
      <style:text-properties fo:color="#008000" style:font-name="Lucida Console" fo:font-size="10pt" fo:language="fr" fo:country="FR" style:font-size-asian="10pt" style:font-name-complex="Courier New1" style:font-size-complex="10pt" fo:background-color="#ffff00"/>
    </style:style>
    <style:style style:name="T20" style:family="text">
      <style:text-properties fo:color="#008000" style:font-name="Lucida Console" fo:font-size="10pt" fo:language="fr" fo:country="FR" style:font-size-asian="10pt" style:font-name-complex="Courier New1" style:font-size-complex="10pt"/>
    </style:style>
    <style:style style:name="T21" style:family="text">
      <style:text-properties fo:color="#008000" style:font-name="Lucida Console" fo:font-size="10pt" fo:language="fr" fo:country="FR" style:font-size-asian="10pt" style:font-size-complex="11pt"/>
    </style:style>
    <style:style style:name="T22" style:family="text">
      <style:text-properties fo:color="#008000" style:font-name="Lucida Console" fo:font-size="10pt" fo:language="fr" fo:country="FR" style:font-size-asian="10pt" style:font-size-complex="10pt"/>
    </style:style>
    <style:style style:name="T23" style:family="text">
      <style:text-properties fo:color="#008000" style:font-name="Lucida Console" fo:font-size="10pt" style:font-size-asian="10pt" style:font-size-complex="11pt"/>
    </style:style>
    <style:style style:name="T24" style:family="text">
      <style:text-properties fo:color="#008000" style:font-name="Lucida Console" fo:font-size="10pt" style:font-size-asian="10pt" style:font-size-complex="10pt"/>
    </style:style>
    <style:style style:name="T25" style:family="text">
      <style:text-properties fo:color="#76923c" style:font-name="Lucida Console" fo:font-size="10pt" fo:language="en" fo:country="US" style:font-size-asian="10pt" style:font-name-complex="Courier New1" style:font-size-complex="10pt"/>
    </style:style>
    <style:style style:name="T26" style:family="text">
      <style:text-properties fo:color="#76923c" style:font-name="Lucida Console" fo:font-size="10pt" style:font-size-asian="10pt" style:font-name-complex="Courier New1" style:font-size-complex="10pt"/>
    </style:style>
    <style:style style:name="T27" style:family="text">
      <style:text-properties fo:color="#76923c" style:font-name="Lucida Console" fo:font-size="10pt" fo:language="fr" fo:country="FR" style:font-size-asian="10pt" style:font-name-complex="Courier New1" style:font-size-complex="10pt"/>
    </style:style>
    <style:style style:name="T28" style:family="text">
      <style:text-properties style:font-name="Lucida Console" fo:font-size="10pt" fo:language="en" fo:country="US" style:font-size-asian="10pt"/>
    </style:style>
    <style:style style:name="T29" style:family="text">
      <style:text-properties style:font-name="Lucida Console" fo:font-size="10pt" fo:language="en" fo:country="US" style:font-size-asian="10pt" style:font-name-complex="Courier New1" style:font-size-complex="10pt"/>
    </style:style>
    <style:style style:name="T30" style:family="text">
      <style:text-properties style:font-name="Lucida Console" fo:font-size="10pt" fo:language="en" fo:country="US" style:font-size-asian="10pt" style:font-size-complex="11pt"/>
    </style:style>
    <style:style style:name="T31" style:family="text">
      <style:text-properties style:font-name="Lucida Console" fo:font-size="10pt" fo:language="en" fo:country="US" style:font-size-asian="10pt" style:font-size-complex="10pt"/>
    </style:style>
    <style:style style:name="T32" style:family="text">
      <style:text-properties style:font-name="Lucida Console" fo:font-size="10pt" fo:language="en" fo:country="US" fo:font-weight="normal" style:font-size-asian="10pt" style:font-weight-asian="normal" style:font-name-complex="Courier New1" style:font-size-complex="10pt"/>
    </style:style>
    <style:style style:name="T33" style:family="text">
      <style:text-properties style:font-name="Lucida Console" fo:font-size="10pt" fo:language="fr" fo:country="FR" style:font-size-asian="10pt" style:font-name-complex="Courier New1" style:font-size-complex="10pt"/>
    </style:style>
    <style:style style:name="T34" style:family="text">
      <style:text-properties style:font-name="Lucida Console" fo:font-size="10pt" fo:language="fr" fo:country="FR" style:font-size-asian="10pt" style:font-size-complex="11pt"/>
    </style:style>
    <style:style style:name="T35" style:family="text">
      <style:text-properties style:font-name="Lucida Console" fo:font-size="10pt" fo:language="fr" fo:country="FR" style:font-size-asian="10pt" style:font-size-complex="10pt"/>
    </style:style>
    <style:style style:name="T36" style:family="text">
      <style:text-properties style:font-name="Lucida Console" fo:font-size="10pt" fo:language="fr" fo:country="FR" fo:font-weight="normal" style:font-size-asian="10pt" style:font-weight-asian="normal" style:font-name-complex="Courier New1" style:font-size-complex="10pt"/>
    </style:style>
    <style:style style:name="T37" style:family="text">
      <style:text-properties style:font-name="Lucida Console" fo:font-size="10pt" style:font-size-asian="10pt"/>
    </style:style>
    <style:style style:name="T38" style:family="text">
      <style:text-properties style:font-name="Lucida Console" fo:font-size="10pt" style:font-size-asian="10pt" style:font-size-complex="11pt"/>
    </style:style>
    <style:style style:name="T39" style:family="text">
      <style:text-properties style:font-name="Lucida Console" fo:font-size="10pt" style:font-size-asian="10pt" style:font-size-complex="10pt"/>
    </style:style>
    <style:style style:name="T40" style:family="text">
      <style:text-properties style:font-name="Lucida Console" fo:font-size="9pt" style:font-size-asian="9pt" style:font-size-complex="11pt"/>
    </style:style>
    <style:style style:name="T41" style:family="text">
      <style:text-properties style:font-name="Lucida Console" fo:font-size="9pt" style:font-size-asian="9pt" style:font-size-complex="11pt" fo:background-color="#c0c0c0"/>
    </style:style>
    <style:style style:name="T42" style:family="text">
      <style:text-properties style:font-name="Lucida Console" fo:font-size="9pt" fo:language="en" fo:country="US" style:font-size-asian="9pt" style:font-size-complex="11pt"/>
    </style:style>
    <style:style style:name="T43" style:family="text">
      <style:text-properties style:font-name="Lucida Console" fo:font-size="9pt" fo:language="en" fo:country="US" style:font-size-asian="9pt" style:font-size-complex="11pt" fo:background-color="#c0c0c0"/>
    </style:style>
    <style:style style:name="T44" style:family="text">
      <style:text-properties fo:font-size="9.5pt" fo:font-style="italic" style:font-size-asian="9.5pt" style:font-style-asian="italic" style:font-size-complex="9.5pt"/>
    </style:style>
    <style:style style:name="T45" style:family="text">
      <style:text-properties fo:font-size="9pt" fo:font-style="italic" style:font-size-asian="9pt" style:font-style-asian="italic"/>
    </style:style>
    <style:style style:name="T46" style:family="text">
      <style:text-properties fo:font-size="9pt" fo:language="en" fo:country="US" fo:font-style="italic" style:font-size-asian="9pt" style:font-style-asian="italic"/>
    </style:style>
    <style:style style:name="T47" style:family="text">
      <style:text-properties fo:font-size="9pt" style:font-size-asian="9pt"/>
    </style:style>
    <style:style style:name="T48" style:family="text">
      <style:text-properties fo:color="#00000a" style:font-name="Lucida Console" fo:font-size="10pt" fo:language="en" fo:country="US" fo:font-weight="normal" style:font-size-asian="10pt" style:font-weight-asian="normal" style:font-name-complex="Courier New1" style:font-size-complex="10pt"/>
    </style:style>
    <style:style style:name="T49" style:family="text">
      <style:text-properties fo:color="#00000a" style:font-name="Lucida Console" fo:font-size="10pt" fo:language="fr" fo:country="FR" fo:font-weight="normal" style:font-size-asian="10pt" style:font-weight-asian="normal" style:font-name-complex="Courier New1" style:font-size-complex="10pt"/>
    </style:style>
    <style:style style:name="T50" style:family="text">
      <style:text-properties fo:color="#943634" style:font-name="Lucida Console" fo:font-size="10pt" fo:language="fr" fo:country="FR" style:font-size-asian="10pt" style:font-name-complex="Courier New1" style:font-size-complex="10pt"/>
    </style:style>
    <style:style style:name="T51" style:family="text">
      <style:text-properties fo:color="#943634" style:font-name="Lucida Console" fo:font-size="10pt" fo:language="en" fo:country="US" style:font-size-asian="10pt" style:font-name-complex="Courier New1" style:font-size-complex="10pt"/>
    </style:style>
    <style:style style:name="T52" style:family="text">
      <style:text-properties fo:color="#943634" style:font-name="Lucida Console" fo:font-size="10pt" fo:language="en" fo:country="US" style:font-size-asian="10pt" style:font-size-complex="11pt"/>
    </style:style>
    <style:style style:name="T53" style:family="text">
      <style:text-properties fo:color="#943634" style:font-name="Lucida Console" fo:font-size="10pt" fo:language="en" fo:country="US" style:font-size-asian="10pt" style:font-size-complex="10pt"/>
    </style:style>
    <style:style style:name="T54" style:family="text">
      <style:text-properties fo:color="#943634" style:font-name="Lucida Console" fo:font-size="10pt" style:font-size-asian="10pt" style:font-size-complex="11pt"/>
    </style:style>
    <style:style style:name="T55" style:family="text">
      <style:text-properties fo:color="#943634" style:font-name="Lucida Console" fo:font-size="10pt" style:font-size-asian="10pt" style:font-size-complex="10pt"/>
    </style:style>
    <style:style style:name="T56" style:family="text">
      <style:text-properties fo:color="#1f497d" style:font-name="Lucida Console" fo:font-size="10pt" fo:language="fr" fo:country="FR" style:font-size-asian="10pt" style:font-name-complex="Courier New1" style:font-size-complex="10pt"/>
    </style:style>
    <style:style style:name="T57" style:family="text">
      <style:text-properties fo:color="#1f497d" style:font-name="Lucida Console" fo:font-size="10pt" fo:language="en" fo:country="US" style:font-size-asian="10pt" style:font-name-complex="Courier New1" style:font-size-complex="10pt"/>
    </style:style>
    <style:style style:name="T58" style:family="text">
      <style:text-properties fo:color="#1f497d" style:font-name="Lucida Console" fo:font-size="10pt" fo:language="en" fo:country="US" style:font-size-asian="10pt" style:font-size-complex="11pt"/>
    </style:style>
    <style:style style:name="T59" style:family="text">
      <style:text-properties fo:color="#1f497d" style:font-name="Lucida Console" fo:font-size="10pt" fo:language="en" fo:country="US" style:font-size-asian="10pt" style:font-size-complex="10pt"/>
    </style:style>
    <style:style style:name="T60" style:family="text">
      <style:text-properties fo:color="#1f497d" style:font-name="Lucida Console" fo:font-size="10pt" style:font-size-asian="10pt" style:font-size-complex="11pt"/>
    </style:style>
    <style:style style:name="T61" style:family="text">
      <style:text-properties fo:color="#1f497d" style:font-name="Lucida Console" fo:font-size="10pt" style:font-size-asian="10pt" style:font-size-complex="10pt"/>
    </style:style>
    <style:style style:name="T62" style:family="text">
      <style:text-properties fo:color="#1f497d" style:font-name="Lucida Console" fo:font-size="9pt" style:font-size-asian="9pt" style:font-size-complex="11pt"/>
    </style:style>
    <style:style style:name="T63" style:family="text">
      <style:text-properties fo:color="#1f497d" style:font-name="Lucida Console" fo:font-size="9pt" style:font-size-asian="9pt" style:font-size-complex="11pt" fo:background-color="#c0c0c0"/>
    </style:style>
    <style:style style:name="T64" style:family="text">
      <style:text-properties fo:color="#1f497d" style:font-name="Lucida Console" fo:font-size="9pt" fo:language="en" fo:country="US" style:font-size-asian="9pt" style:font-size-complex="11pt" fo:background-color="#c0c0c0"/>
    </style:style>
    <style:style style:name="T65" style:family="text">
      <style:text-properties fo:color="#1f497d" style:font-name="Lucida Console" fo:font-size="9pt" fo:language="en" fo:country="US" style:font-size-asian="9pt" style:font-size-complex="11pt"/>
    </style:style>
    <style:style style:name="T66" style:family="text">
      <style:text-properties fo:color="#e36c0a" style:font-name="Lucida Console" fo:font-size="10pt" style:font-size-asian="10pt" style:font-name-complex="Courier New1" style:font-size-complex="10pt"/>
    </style:style>
    <style:style style:name="T67" style:family="text">
      <style:text-properties fo:color="#e36c0a" style:font-name="Lucida Console" fo:font-size="10pt" style:font-size-asian="10pt" style:font-size-complex="11pt"/>
    </style:style>
    <style:style style:name="T68" style:family="text">
      <style:text-properties fo:color="#e36c0a" style:font-name="Lucida Console" fo:font-size="10pt" style:font-size-asian="10pt" style:font-size-complex="10pt"/>
    </style:style>
    <style:style style:name="T69" style:family="text">
      <style:text-properties fo:color="#e36c0a" style:font-name="Lucida Console" fo:font-size="10pt" fo:language="fr" fo:country="FR" style:font-size-asian="10pt" style:font-name-complex="Courier New1" style:font-size-complex="10pt"/>
    </style:style>
    <style:style style:name="T70" style:family="text">
      <style:text-properties fo:color="#e36c0a" style:font-name="Lucida Console" fo:font-size="10pt" fo:language="en" fo:country="US" style:font-size-asian="10pt" style:font-size-complex="11pt"/>
    </style:style>
    <style:style style:name="T71" style:family="text">
      <style:text-properties fo:color="#e36c0a" style:font-name="Lucida Console" fo:font-size="10pt" fo:language="en" fo:country="US" style:font-size-asian="10pt" style:font-size-complex="10pt"/>
    </style:style>
    <style:style style:name="T72" style:family="text">
      <style:text-properties fo:color="#ff0000" style:font-name="Lucida Console" fo:font-size="10pt" fo:language="en" fo:country="US" style:font-size-asian="10pt" style:font-name-complex="Courier New1" style:font-size-complex="10pt"/>
    </style:style>
    <style:style style:name="T73" style:family="text">
      <style:text-properties fo:color="#ff0000" style:font-name="Lucida Console" fo:font-size="10pt" fo:language="fr" fo:country="FR" style:font-size-asian="10pt" style:font-name-complex="Courier New1" style:font-size-complex="10pt"/>
    </style:style>
    <style:style style:name="T74" style:family="text">
      <style:text-properties style:font-name="Cambria" fo:font-size="10pt" fo:font-style="italic" style:font-size-asian="10pt" style:font-style-asian="italic" style:font-size-complex="11pt"/>
    </style:style>
    <style:style style:name="T75" style:family="text">
      <style:text-properties style:font-name="Cambria" fo:font-size="10pt" fo:language="en" fo:country="US" fo:font-style="italic" style:font-size-asian="10pt" style:font-style-asian="italic" style:font-size-complex="11pt"/>
    </style:style>
    <style:style style:name="T76" style:family="text">
      <style:text-properties fo:color="#c00000" style:font-name="Lucida Console" fo:font-size="9pt" style:font-size-asian="9pt" style:font-size-complex="11pt"/>
    </style:style>
    <style:style style:name="T77" style:family="text">
      <style:text-properties fo:color="#c00000" style:font-name="Lucida Console" fo:font-size="9pt" style:font-size-asian="9pt" style:font-size-complex="11pt" fo:background-color="#c0c0c0"/>
    </style:style>
    <style:style style:name="T78" style:family="text">
      <style:text-properties fo:color="#c00000" style:font-name="Lucida Console" fo:font-size="9pt" fo:language="en" fo:country="US" style:font-size-asian="9pt" style:font-size-complex="11pt" fo:background-color="#c0c0c0"/>
    </style:style>
    <style:style style:name="T79" style:family="text">
      <style:text-properties fo:color="#c00000" style:font-name="Lucida Console" fo:font-size="10pt" fo:language="en" fo:country="US" style:font-size-asian="10pt" style:font-size-complex="10pt"/>
    </style:style>
    <style:style style:name="T80" style:family="text">
      <style:text-properties fo:color="#c00000" style:font-name="Lucida Console" fo:font-size="10pt" style:font-size-asian="10pt" style:font-size-complex="10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0102in" draw:stroke-linejoin="miter" draw:fill="solid" draw:fill-color="#ffffff" draw:textarea-vertical-align="top" draw:auto-grow-height="false" fo:min-height="2.1035in" fo:min-width="2.0618in" fo:padding-top="0.0193in" fo:padding-bottom="0.0193in" fo:padding-left="0.0193in" fo:padding-right="0.0193in" fo:wrap-option="wrap" fo:margin-left="0.1252in" fo:margin-right="0.1291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102in" draw:stroke-linejoin="miter" draw:fill="solid" draw:fill-color="#ffffff" draw:textarea-vertical-align="top" draw:auto-grow-height="false" fo:min-height="0.2953in" fo:min-width="2.0618in" fo:padding-top="0.0193in" fo:padding-bottom="0.0193in" fo:padding-left="0.0193in" fo:padding-right="0.0193in" fo:wrap-option="wrap" fo:margin-left="0.1252in" fo:margin-right="0.1291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4.1402in" fo:min-width="4.8173in" fo:padding-top="0.05in" fo:padding-bottom="0.05in" fo:padding-left="0.1in" fo:padding-right="0.1in" fo:wrap-option="wrap" fo:margin-left="0.1252in" fo:margin-right="0.15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102in" draw:stroke-linejoin="miter" draw:fill="solid" draw:fill-color="#ffffff" draw:textarea-vertical-align="top" draw:auto-grow-height="false" fo:min-height="0.7327in" fo:min-width="2.0618in" fo:padding-top="0.0193in" fo:padding-bottom="0.0193in" fo:padding-left="0.0193in" fo:padding-right="0.0193in" fo:wrap-option="wrap" fo:margin-left="0.1252in" fo:margin-right="0.1291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102in" svg:stroke-color="#000000" draw:stroke-linejoin="miter" draw:fill="solid" draw:fill-color="#ffffff" draw:textarea-vertical-align="top" draw:auto-grow-height="false" fo:min-height="0.161in" fo:min-width="4.8173in" fo:padding-top="0.05in" fo:padding-bottom="0.05in" fo:padding-left="0.1in" fo:padding-right="0.1in" fo:wrap-option="wrap" fo:margin-left="0.1252in" fo:margin-right="0.15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102in" svg:stroke-color="#000000" draw:stroke-linejoin="miter" draw:fill="solid" draw:fill-color="#ffffff" draw:textarea-vertical-align="top" draw:auto-grow-height="false" fo:min-height="1.4925in" fo:min-width="4.7673in" fo:padding-top="0.05in" fo:padding-bottom="0.05in" fo:padding-left="0.1in" fo:padding-right="0.1in" fo:wrap-option="wrap" fo:margin-left="0.1252in" fo:margin-right="0.1374in" fo:margin-top="0.05in" fo:margin-bottom="0.062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102in" svg:stroke-color="#000000" draw:stroke-linejoin="miter" draw:fill="solid" draw:fill-color="#ffffff" draw:textarea-vertical-align="top" draw:auto-grow-height="false" fo:min-height="0.5591in" fo:min-width="1.9756in" fo:padding-top="0.05in" fo:padding-bottom="0.05in" fo:padding-left="0.1in" fo:padding-right="0.1in" fo:wrap-option="wrap" fo:margin-left="0.1252in" fo:margin-right="0.1374in" fo:margin-top="0.05in" fo:margin-bottom="0.079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102in" svg:stroke-color="#000000" draw:stroke-linejoin="miter" draw:fill="solid" draw:fill-color="#ffffff" draw:textarea-vertical-align="top" draw:auto-grow-height="false" fo:min-height="1.4173in" fo:min-width="1.9756in" fo:padding-top="0.05in" fo:padding-bottom="0.05in" fo:padding-left="0.1in" fo:padding-right="0.1in" fo:wrap-option="wrap" fo:margin-left="0.1252in" fo:margin-right="0.1374in" fo:margin-top="0.05in" fo:margin-bottom="0.07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solid" svg:stroke-width="0.0102in" svg:stroke-color="#000000" draw:stroke-linejoin="miter" draw:fill="solid" draw:fill-color="#ffffff" draw:textarea-vertical-align="top" draw:auto-grow-height="false" fo:min-height="0.6756in" fo:min-width="2.0256in" fo:padding-top="0.05in" fo:padding-bottom="0.05in" fo:padding-left="0.1in" fo:padding-right="0.1in" fo:wrap-option="wrap" fo:margin-left="0.1252in" fo:margin-right="0.15in" fo:margin-top="0.05in" fo:margin-bottom="0.066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solid" svg:stroke-width="0.0102in" svg:stroke-color="#000000" draw:stroke-linejoin="miter" draw:fill="solid" draw:fill-color="#ffffff" draw:textarea-vertical-align="top" draw:auto-grow-height="false" fo:min-height="1.8173in" fo:min-width="3.1161in" fo:padding-top="0.05in" fo:padding-bottom="0.05in" fo:padding-left="0.0591in" fo:padding-right="0.0591in" fo:wrap-option="wrap" fo:margin-left="0.1252in" fo:margin-right="0.1417in" fo:margin-top="0.05in" fo:margin-bottom="0.070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102in" svg:stroke-color="#000000" draw:stroke-linejoin="miter" draw:fill="solid" draw:fill-color="#ffffff" draw:textarea-vertical-align="top" draw:auto-grow-height="false" fo:min-height="1.0008in" fo:min-width="3.439in" fo:padding-top="0.05in" fo:padding-bottom="0.05in" fo:padding-left="0.1in" fo:padding-right="0.1in" fo:wrap-option="wrap" fo:margin-left="0.1252in" fo:margin-right="0.1535in" fo:margin-top="0.05in" fo:margin-bottom="0.07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0626in" fo:margin-bottom="0.0547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solid" svg:stroke-width="0.0102in" svg:stroke-color="#000000" draw:stroke-linejoin="miter" draw:fill="solid" draw:fill-color="#ffffff" draw:textarea-vertical-align="top" draw:auto-grow-height="false" fo:min-height="0.6925in" fo:min-width="4.8756in" fo:padding-top="0.05in" fo:padding-bottom="0.05in" fo:padding-left="0.1in" fo:padding-right="0.1in" fo:wrap-option="wrap" fo:margin-left="0.1252in" fo:margin-right="0.1543in" fo:margin-top="0.05in" fo:margin-bottom="0.070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0102in" svg:stroke-color="#000000" draw:stroke-linejoin="miter" draw:fill="solid" draw:fill-color="#ffffff" draw:textarea-vertical-align="top" draw:auto-grow-height="false" fo:min-height="1.7091in" fo:min-width="4.8173in" fo:padding-top="0.05in" fo:padding-bottom="0.05in" fo:padding-left="0.1in" fo:padding-right="0.1in" fo:wrap-option="wrap" fo:margin-left="0.1252in" fo:margin-right="0.15in" fo:margin-top="0.05in" fo:margin-bottom="0.07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none" svg:stroke-width="0.0102in" draw:stroke-linejoin="miter" draw:fill="solid" draw:fill-color="#ffffff" draw:textarea-vertical-align="top" draw:auto-grow-height="false" fo:min-height="2.3453in" fo:min-width="2.0535in" fo:padding-top="0.0193in" fo:padding-bottom="0.0193in" fo:padding-left="0.0193in" fo:padding-right="0.0193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solid" svg:stroke-width="0.0102in" svg:stroke-color="#000000" draw:stroke-linejoin="miter" draw:fill="solid" draw:fill-color="#ffffff" draw:textarea-vertical-align="top" draw:auto-grow-height="false" fo:min-height="1.0465in" fo:min-width="5.0453in" fo:padding-top="0.05in" fo:padding-bottom="0.05in" fo:padding-left="0.0193in" fo:padding-right="0.0193in" fo:wrap-option="wrap" fo:margin-left="0.1252in" fo:margin-right="0.1457in" fo:margin-top="0.05in" fo:margin-bottom="0.070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0102in" draw:stroke-linejoin="miter" draw:fill="solid" draw:fill-color="#ffffff" draw:textarea-vertical-align="top" draw:auto-grow-height="false" fo:min-height="0.9118in" fo:min-width="2.0618in" fo:padding-top="0.0193in" fo:padding-bottom="0.0193in" fo:padding-left="0.0193in" fo:padding-right="0.0193in" fo:wrap-option="wrap" fo:margin-left="0.1252in" fo:margin-right="0.129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none" svg:stroke-width="0.0102in" draw:stroke-linejoin="miter" draw:fill="solid" draw:fill-color="#ffffff" draw:textarea-vertical-align="top" draw:auto-grow-height="false" fo:min-height="1.4701in" fo:min-width="2.0618in" fo:padding-top="0.0193in" fo:padding-bottom="0.0193in" fo:padding-left="0.0193in" fo:padding-right="0.0193in" fo:wrap-option="wrap" fo:margin-left="0.1252in" fo:margin-right="0.1291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none" svg:stroke-width="0.0102in" draw:stroke-linejoin="miter" draw:fill="solid" draw:fill-color="#ffffff" draw:textarea-vertical-align="top" draw:auto-grow-height="false" fo:min-height="1.9201in" fo:min-width="2.0618in" fo:padding-top="0.0193in" fo:padding-bottom="0.0193in" fo:padding-left="0.0193in" fo:padding-right="0.0193in" fo:wrap-option="wrap" fo:margin-left="0.1252in" fo:margin-right="0.1291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none" svg:stroke-width="0.0102in" draw:stroke-linejoin="miter" draw:fill="solid" draw:fill-color="#ffffff" draw:textarea-vertical-align="top" draw:auto-grow-height="false" fo:min-height="1.4118in" fo:min-width="2.0618in" fo:padding-top="0.0193in" fo:padding-bottom="0.0193in" fo:padding-left="0.0193in" fo:padding-right="0.0193in" fo:wrap-option="wrap" fo:margin-left="0.1252in" fo:margin-right="0.129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none" svg:stroke-width="0.0102in" draw:stroke-linejoin="miter" draw:fill="solid" draw:fill-color="#ffffff" draw:textarea-vertical-align="top" draw:auto-grow-height="false" fo:min-height="0.4953in" fo:min-width="2.0618in" fo:padding-top="0.0193in" fo:padding-bottom="0.0193in" fo:padding-left="0.0193in" fo:padding-right="0.0193in" fo:wrap-option="wrap" fo:margin-left="0.1252in" fo:margin-right="0.129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solid" svg:stroke-width="0.0102in" svg:stroke-color="#000000" draw:stroke-linejoin="miter" draw:fill="solid" draw:fill-color="#ffffff" draw:textarea-vertical-align="top" draw:auto-grow-height="false" fo:min-height="1.1402in" fo:min-width="5.0453in" fo:padding-top="0.05in" fo:padding-bottom="0.05in" fo:padding-left="0.0193in" fo:padding-right="0.0193in" fo:wrap-option="wrap" fo:margin-left="0.1252in" fo:margin-right="0.1457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none" svg:stroke-width="0.0102in" draw:stroke-linejoin="miter" draw:fill="solid" draw:fill-color="#ffffff" draw:textarea-vertical-align="top" draw:auto-grow-height="false" fo:min-height="4.4535in" fo:min-width="2.0618in" fo:padding-top="0.0193in" fo:padding-bottom="0.0193in" fo:padding-left="0.0193in" fo:padding-right="0.0193in" fo:wrap-option="wrap" fo:margin-left="0.1252in" fo:margin-right="0.129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parent-style-name="Frame">
      <style:graphic-properties draw:stroke="none" svg:stroke-width="0.0102in" draw:stroke-linejoin="miter" draw:fill="solid" draw:fill-color="#ffffff" draw:textarea-vertical-align="top" draw:auto-grow-height="false" fo:min-height="0.6201in" fo:min-width="2.0618in" fo:padding-top="0.0193in" fo:padding-bottom="0.0193in" fo:padding-left="0.0193in" fo:padding-right="0.0193in" fo:wrap-option="wrap" fo:margin-left="0.1252in" fo:margin-right="0.129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parent-style-name="Frame">
      <style:graphic-properties draw:stroke="none" svg:stroke-width="0.0102in" draw:stroke-linejoin="miter" draw:fill="solid" draw:fill-color="#ffffff" draw:textarea-vertical-align="top" draw:auto-grow-height="false" fo:min-height="1.1118in" fo:min-width="2.0618in" fo:padding-top="0.0193in" fo:padding-bottom="0.0193in" fo:padding-left="0.0193in" fo:padding-right="0.0193in" fo:wrap-option="wrap" fo:margin-left="0.1252in" fo:margin-right="0.1291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Frame">
      <style:graphic-properties draw:stroke="solid" svg:stroke-width="0.0102in" svg:stroke-color="#000000" draw:stroke-linejoin="miter" draw:fill="solid" draw:fill-color="#ffffff" draw:textarea-vertical-align="top" draw:auto-grow-height="false" fo:min-height="2.1591in" fo:min-width="4.8173in" fo:padding-top="0.05in" fo:padding-bottom="0.05in" fo:padding-left="0.1in" fo:padding-right="0.1in" fo:wrap-option="wrap" fo:margin-left="0.1252in" fo:margin-right="0.15in" fo:margin-top="0.05in" fo:margin-bottom="0.062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7" style:family="graphic" style:parent-style-name="Frame">
      <style:graphic-properties draw:stroke="solid" svg:stroke-width="0.0102in" svg:stroke-color="#000000" draw:stroke-linejoin="miter" draw:fill="solid" draw:fill-color="#ffffff" draw:textarea-vertical-align="top" draw:auto-grow-height="false" fo:min-height="1.328in" fo:min-width="5.0453in" fo:padding-top="0.05in" fo:padding-bottom="0.05in" fo:padding-left="0.0193in" fo:padding-right="0.0193in" fo:wrap-option="wrap" fo:margin-left="0.1252in" fo:margin-right="0.1457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solid" svg:stroke-width="0.0102in" svg:stroke-color="#000000" draw:stroke-linejoin="miter" draw:fill="solid" draw:fill-color="#ffffff" draw:textarea-vertical-align="top" draw:auto-grow-height="false" fo:min-height="0.3693in" fo:min-width="4.8173in" fo:padding-top="0.05in" fo:padding-bottom="0.05in" fo:padding-left="0.1in" fo:padding-right="0.1in" fo:wrap-option="wrap" fo:margin-left="0.1252in" fo:margin-right="0.15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parent-style-name="Frame">
      <style:graphic-properties draw:stroke="solid" svg:stroke-width="0.0102in" svg:stroke-color="#000000" draw:stroke-linejoin="miter" draw:fill="solid" draw:fill-color="#ffffff" draw:textarea-vertical-align="top" draw:auto-grow-height="false" fo:min-height="0.1819in" fo:min-width="4.8173in" fo:padding-top="0.05in" fo:padding-bottom="0.05in" fo:padding-left="0.1in" fo:padding-right="0.1in" fo:wrap-option="wrap" fo:margin-left="0.1252in" fo:margin-right="0.15in" fo:margin-top="0.05in" fo:margin-bottom="0.08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Φύλλο Εργασίας – Βαθμοί με </text:span><text:span text:style-name="T2">Python</text:span></text:p>
      <text:p text:style-name="P1"><text:span text:style-name="T3">Θα χρησιμοποιήσεις το Προγραμματιστικό Περιβάλλον </text:span><text:span text:style-name="T5">Geany</text:span><text:span text:style-name="T3"> για να γράφεις προγράμματα στη γλώσσα </text:span><text:span text:style-name="T5">Python</text:span><text:span text:style-name="T3">. Το </text:span><text:span text:style-name="T5">Geany</text:span><text:span text:style-name="T3"> επιτρέπει την ανάπτυξη εφαρμογών σε διάφορες γλώσσες προγραμματισμού. Για την εγκατάστασή του, όπως και της γλώσσας </text:span><text:span text:style-name="T5">Python</text:span><text:span text:style-name="T3">, θα μιλήσουμε αργότερα. Προς το παρόν, είναι ήδη εγκατεστημένο στο λογαριασμό σου, οπότε βρες το και εκκίνησέ το.</text:span></text:p>
      <text:p text:style-name="P4"><text:span text:style-name="T7">Ας θεωρήσουμε το πρόβλημα του υπολογισμού του ετήσιου βαθμού σε ένα μάθημα στην Α΄ Τάξη του λυκείου. Ο βαθμός αυτός προκύπτει ως μέσος όρος του βαθμού των τελικών γραπτών εξετάσεων (ας αναφερθούμε μόνο σε τέτοια μαθήματα) και του προφορικού βαθμού. <text:s/>Ο προφορικός βαθμός είναι ο μέσος όρος των βαθμών των δύο τετραμήνων, οι οποίοι είναι ακέραιοι στην 20βαθμη κλίμακα. Ο βαθμός των γραπτών εξετάσεων είναι ακέραιος στην 100βαθμη κλίμακα, και πρέπει να αναχθεί στην 20βαθμη. Ο τελικός βαθμός, προς το παρόν, έχει όσα δεκαδικά ψηφία χρειάζεται (πόσα;).</text:span></text:p>
      <text:p text:style-name="P1"><draw:custom-shape text:anchor-type="paragraph" draw:z-index="6" draw:name="Text Box 2" draw:style-name="gr7" draw:text-style-name="P28" svg:width="2.1752in" svg:height="0.6587in" svg:x="0.0035in" svg:y="0.4138in"><text:p text:style-name="P11"><text:span text:style-name="T11">terms = (</text:span><text:span text:style-name="T15">...</text:span><text:span text:style-name="T11"> + </text:span><text:span text:style-name="T15">...</text:span><text:span text:style-name="T11">) / </text:span><text:span text:style-name="T16">2</text:span></text:p><text:p text:style-name="P11"><text:span text:style-name="T11">finals = </text:span><text:span text:style-name="T15">...</text:span><text:span text:style-name="T25"> </text:span><text:span text:style-name="T11">/ </text:span><text:span text:style-name="T16">5</text:span></text:p><text:p text:style-name="P11"><text:span text:style-name="T11">grade = </text:span><text:span text:style-name="T29">(</text:span><text:span text:style-name="T15">...</text:span><text:span text:style-name="T26"> </text:span><text:span text:style-name="T11">+</text:span><text:span text:style-name="T12"> </text:span><text:span text:style-name="T15">...</text:span><text:span text:style-name="T11">)/</text:span><text:span text:style-name="T12"> </text:span><text:span text:style-name="T1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Πλαίσιο κειμένου 2" draw:style-name="gr15" draw:text-style-name="P28" svg:width="2.0921in" svg:height="2.3835in" svg:x="5.3118in" svg:y="0.0638in"><text:p text:style-name="P9"><text:span text:style-name="T44">Όπως διαπιστώνεις, και όπως φαίνεται κάτω στο χώρο «Κατάσταση», με την εκκίνησή του, «ανοίχθηκε νέο αρχείο "χωρίς όνομα"». Την επόμενη φορά, αντί για αυτό θα ανοίγει/ουν με την εκκίνηση, όσα αρχεία είχες αφήσει ό ίδιος ανοιχτά την τελευταία φορά.</text:span></text:p><text:p text:style-name="P9"><text:span text:style-name="T45">Όλα τα προγράμματά σου στην </text:span><text:span text:style-name="T46">Python</text:span><text:span text:style-name="T45">, φρόντισε να έχουν την προέκταση ονόματος .</text:span><text:span text:style-name="T46">py</text:span><text:span text:style-name="T45">. Παρατήρησε ότι μόλις είπες, με την αποθήκευση, ότι οι 3 γραμμές σου είναι σε γλώσσα </text:span><text:span text:style-name="T46">Python</text:span><text:span text:style-name="T45">, το </text:span><text:span text:style-name="T46">Geany</text:span><text:span text:style-name="T45"> άρχισε να χρωματίζει τον κώδικά σου.</text:span></text:p><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1: </text:span><text:span text:style-name="T7">Ας θεωρήσουμε ότι στο παραπάνω πρόβλημα, οι βαθμοί των δύο τετραμήνων είναι 17 και 18, ενώ ο γραπτός βαθμός 97. Πληκτρολόγησε το πρώτο σου πρόγραμμα στην </text:span><text:span text:style-name="T6">Python</text:span><text:span text:style-name="T7">, συμπληρώνοντας τα κενά (</text:span><text:span text:style-name="T14">...</text:span><text:span text:style-name="T7">), όπως πρέπει.</text:span></text:p>
      <text:p text:style-name="P1"><text:span text:style-name="T7">Θυμήσου από το γυμνάσιο ότι </text:span><text:span text:style-name="T6">terms</text:span><text:span text:style-name="T7">, </text:span><text:span text:style-name="T6">finals</text:span><text:span text:style-name="T7"> και </text:span><text:span text:style-name="T6">grade</text:span><text:span text:style-name="T7"> είναι οι μεταβλητές του προγράμματός σου. Η </text:span><text:span text:style-name="T6">terms</text:span><text:span text:style-name="T7"> παριστάνει τον προφορικό βαθμό του προβλήματος, η </text:span><text:span text:style-name="T6">finals</text:span><text:span text:style-name="T7"> τον βαθμό των εξετάσεων και η </text:span><text:span text:style-name="T6">grade</text:span><text:span text:style-name="T7"> τον τελικό βαθμό. Γιατί κάνουμε διαίρεση με το 5;</text:span></text:p>
      <text:p text:style-name="P1"><text:span text:style-name="T3">Αποθήκευσε στο φάκελο </text:span><text:span text:style-name="T5">Python</text:span><text:span text:style-name="T3"> των Εγγράφων σου το πρώτο σου πρόγραμμα με όνομα αρχείου </text:span><text:span text:style-name="T5">grades</text:span><text:span text:style-name="T3">1.</text:span><text:span text:style-name="T5">py</text:span><text:span text:style-name="T3">. </text:span><text:span text:style-name="T7">Με το πλήκτρο </text:span><text:span text:style-name="T6">F</text:span><text:span text:style-name="T7">5 εκτέλεσε το πρόγραμμά σου. Είδες κάποιο αποτέλεσμα; Ποιος είναι ο ετήσιος βαθμός; Κλείσε το </text:span><text:span text:style-name="T6">Geany</text:span><text:span text:style-name="T7">.</text:span></text:p>
      <text:p text:style-name="P1"><draw:custom-shape text:anchor-type="paragraph" draw:z-index="8" draw:name="Text Box 2" draw:style-name="gr9" draw:text-style-name="P28" svg:width="2.2252in" svg:height="0.7752in" svg:x="0.0035in" svg:y="0.2311in"><text:p text:style-name="P11"><text:span text:style-name="T11">terms = (</text:span><text:span text:style-name="T15">...</text:span><text:span text:style-name="T11"> + </text:span><text:span text:style-name="T15">...</text:span><text:span text:style-name="T11">) / </text:span><text:span text:style-name="T16">2</text:span></text:p><text:p text:style-name="P11"><text:span text:style-name="T11">finals = </text:span><text:span text:style-name="T15">...</text:span><text:span text:style-name="T25"> </text:span><text:span text:style-name="T11">/ </text:span><text:span text:style-name="T16">5</text:span></text:p><text:p text:style-name="P11"><text:span text:style-name="T11">grade = </text:span><text:span text:style-name="T29">(</text:span><text:span text:style-name="T15">...</text:span><text:span text:style-name="T26"> </text:span><text:span text:style-name="T11">+</text:span><text:span text:style-name="T12"> </text:span><text:span text:style-name="T15">...</text:span><text:span text:style-name="T11">)/</text:span><text:span text:style-name="T12"> </text:span><text:span text:style-name="T16">2</text:span></text:p><text:p text:style-name="P10"><text:span text:style-name="dl"><text:span text:style-name="T32">print</text:span></text:span><text:span text:style-name="dl"><text:span text:style-name="T48">(grade)</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Πλαίσιο κειμένου 2" draw:style-name="gr17" draw:text-style-name="P28" svg:width="2.1004in" svg:height="0.9504in" svg:x="5.2618in" svg:y="0.3319in"><text:p text:style-name="P9"><text:span text:style-name="T45">Μια συνάρτηση είναι ένα αυτόνομο τμήμα προγράμματος που εκτελεί κάποιες λειτουργίες. Υπάρχουν συναρτήσεις έτοιμες στην </text:span><text:span text:style-name="T46">Python</text:span><text:span text:style-name="T45"> και τις βιβλιοθήκες της, αλλά σε λίγο θα φτιάχνεις και τις δικές σο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2: </text:span><text:span text:style-name="T7">Άνοιξε το </text:span><text:span text:style-name="T6">Geany</text:span><text:span text:style-name="T7">. </text:span><text:span text:style-name="T3">Όπως βλέπεις, «θυμάται» ότι την τελευταία φορά δούλευες με το </text:span><text:span text:style-name="T5">grades</text:span><text:span text:style-name="T3">1.</text:span><text:span text:style-name="T5">py</text:span><text:span text:style-name="T3"> και το έχει φορτωμένο. </text:span><text:span text:style-name="T7">Χρησιμοποίησε, όπως φαίνεται δίπλα, τη </text:span><text:span text:style-name="T8">συνάρτηση</text:span><text:span text:style-name="T7"> </text:span><text:span text:style-name="T6">print</text:span><text:span text:style-name="T7">() της </text:span><text:span text:style-name="T6">Python</text:span><text:span text:style-name="T7"> για να δεις τον τελικό βαθμό. Εκτέλεσε το πρόγραμμά σου. Κάπως καλύτερα; </text:span><text:span text:style-name="T3">Κάθε φορά που εκτελείς το πρόγραμμα αυτό αποθηκεύεται εκ νέου</text:span><text:span text:style-name="T7">.</text:span></text:p>
      <text:p text:style-name="P1"><draw:custom-shape text:anchor-type="paragraph" draw:z-index="7" draw:name="Text Box 2" draw:style-name="gr8" draw:text-style-name="P28" svg:width="2.1752in" svg:height="1.5169in" svg:x="0.0035in" svg:y="0.4563in"><text:p text:style-name="P11"><text:span text:style-name="T13">t1 = </text:span><text:span text:style-name="T19">...</text:span></text:p><text:p text:style-name="P11"><text:span text:style-name="T13">t2 = </text:span><text:span text:style-name="T19">...</text:span></text:p><text:p text:style-name="P11"><text:span text:style-name="T13">finals = </text:span><text:span text:style-name="T19">...</text:span></text:p><text:p text:style-name="P12"/><text:p text:style-name="P11"><text:span text:style-name="T13">terms = (</text:span><text:span text:style-name="T19">...</text:span><text:span text:style-name="T13"> + </text:span><text:span text:style-name="T19">...</text:span><text:span text:style-name="T13">) / </text:span><text:span text:style-name="T20">2</text:span></text:p><text:p text:style-name="P11"><text:span text:style-name="T13">finals = </text:span><text:span text:style-name="T19">...</text:span><text:span text:style-name="T27"> </text:span><text:span text:style-name="T13">/ </text:span><text:span text:style-name="T20">5</text:span></text:p><text:p text:style-name="P11"><text:span text:style-name="T13">grade = </text:span><text:span text:style-name="T33">(</text:span><text:span text:style-name="T19">...</text:span><text:span text:style-name="T27"> </text:span><text:span text:style-name="T13">+ </text:span><text:span text:style-name="T19">...</text:span><text:span text:style-name="T13">)/ </text:span><text:span text:style-name="T20">2</text:span></text:p><text:p text:style-name="P10"><text:span text:style-name="dl"><text:span text:style-name="T36">print</text:span></text:span><text:span text:style-name="dl"><text:span text:style-name="T49">(grade)</text:span></text:span></text:p><text:p text:style-name="P1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Ας περάσουμε τα δεδομένα του προβλήματος, τους τρεις βαθμούς, σε τρεις μεταβλητές, </text:span><text:span text:style-name="T6">t</text:span><text:span text:style-name="T7">1, </text:span><text:span text:style-name="T6">t</text:span><text:span text:style-name="T7">2 και </text:span><text:span text:style-name="T6">finals</text:span><text:span text:style-name="T7">, που την έχουμε ήδη. Συμπλήρωσε και τροποποίησε κατάλληλα. Δεν θα δεις καμία διαφορά στην εκτέλεση του προγράμματος. Αν θελήσεις τώρα να αλλάξεις κάποιο/α από τα τρία δεδομένα τι θα κάνεις; Αν στο </text:span><text:soft-page-break/><text:span text:style-name="T7">πρώτο τετράμηνο θέλεις 16 και στο γραπτό 91, πού θα επέμβεις στο πρόγραμμα; </text:span></text:p>
      <text:p text:style-name="P1"><draw:frame text:anchor-type="paragraph" draw:z-index="34" draw:name="Picture 294" draw:style-name="gr12" draw:text-style-name="P29" svg:width="1.2362in" svg:height="1.1539in" svg:x="2.9898in" svg:y="0.0827in"><draw:image xlink:href="Pictures/20000009000018AF000016FE7459C17C6C5A54A0.wmf" xlink:type="simple" xlink:show="embed" xlink:actuate="onLoad"><text:p/></draw:image></draw:frame><text:span text:style-name="T7">Δυστυχώς το πρόγραμμά σου εξακολουθεί να μην παρέχει διεπαφή στο χρήστη για να εισάγει τα δεδομένα που θέλει. Μόνο ο προγραμματιστής του -εσύ- μπορεί να μεταβάλλει τα δεδομένα, </text:span><text:span text:style-name="T3">μέσα</text:span><text:span text:style-name="T7"> στον κώδικα του προγράμματος. Όμως τα προγράμματά μας χρειάζονται ρητή είσοδο δεδομένων. Ας διορθώσουμε, λοιπόν.</text:span></text:p>
      <text:p text:style-name="P3"/>
      <text:p text:style-name="P1"><draw:custom-shape text:anchor-type="paragraph" draw:z-index="9" draw:name="Text Box 2" draw:style-name="gr10" draw:text-style-name="P28" svg:width="3.2335in" svg:height="1.9169in" svg:x="0.0035in" svg:y="0.2366in"><text:p text:style-name="P11"><text:span text:style-name="T13">t1 = </text:span><text:span text:style-name="T50">input</text:span><text:span text:style-name="T13">() </text:span></text:p><text:p text:style-name="P11"><text:span text:style-name="T56">print</text:span><text:span text:style-name="T13">(t1)</text:span></text:p><text:p text:style-name="P13"/><text:p text:style-name="P11"><text:span text:style-name="T13">t2 = </text:span><text:span text:style-name="T50">input</text:span><text:span text:style-name="T13">("</text:span><text:span text:style-name="T66">Βαθμός</text:span><text:span text:style-name="T69"> 2</text:span><text:span text:style-name="T66">ου</text:span><text:span text:style-name="T69"> </text:span><text:span text:style-name="T66">Τετραμήνου</text:span><text:span text:style-name="T69">: </text:span><text:span text:style-name="T13">")</text:span></text:p><text:p text:style-name="P11"><text:span text:style-name="T57">print</text:span><text:span text:style-name="T12">("Έδωσες", </text:span><text:span text:style-name="T11">t</text:span><text:span text:style-name="T12">2)</text:span></text:p><text:p text:style-name="P14"/><text:p text:style-name="P11"><text:span text:style-name="T57">print</text:span><text:span text:style-name="T12">("</text:span><text:span text:style-name="T66">Βαθμός Εξετάσεων: </text:span><text:span text:style-name="T12">")</text:span></text:p><text:p text:style-name="P11"><text:span text:style-name="T11">finals = </text:span><text:span text:style-name="T51">input</text:span><text:span text:style-name="T11">()</text:span></text:p><text:p text:style-name="P11"><text:span text:style-name="T57">print</text:span><text:span text:style-name="T11">(finals)</text:span></text:p><text:p text:style-name="P15"/><text:p text:style-name="P11"><text:span text:style-name="T72">#terms = (t1 + t2) / 2</text:span></text:p><text:p text:style-name="P1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Πλαίσιο κειμένου 2" draw:style-name="gr18" draw:text-style-name="P28" svg:width="2.1004in" svg:height="1.5087in" svg:x="5.2783in" svg:y="-0.0134in"><text:p text:style-name="P24"><text:span text:style-name="T45">Η συνάρτηση </text:span><text:span text:style-name="T46">input</text:span><text:span text:style-name="T45">() διακόπτει τη ροή της εκτέλεσης του προγράμματος, περιμένει είσοδο από το πληκτρολόγιο του χρήστη, και την επιστρέφει στο πρόγραμμα, ως σειρά από τους χαρακτήρες που πληκτρολογήθηκαν –ως μια συμβολοσειρά, ή </text:span><text:span text:style-name="T46">string</text:span><text:span text:style-name="T45">. </text:span></text:p><text:p text:style-name="P24"><text:span text:style-name="T45">Γενικότερα, οι συναρτήσεις έχουν το καλό να επιστρέφουν χρήσιμα δεδομένα στο πρόγραμμα όπου καλούντα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Πλαίσιο κειμένου 2" draw:style-name="gr20" draw:text-style-name="P28" svg:width="2.1004in" svg:height="1.4504in" svg:x="5.2953in" svg:y="1.8201in"><text:p text:style-name="P24"><text:span text:style-name="T45">Ορίσματα ή παραμέτρους μιας συνάρτησης ονομάζουμε αυτά που βλέπουμε μέσα στην παρένθεσή της. Ό,τι είναι το </text:span><text:span text:style-name="T46">x</text:span><text:span text:style-name="T45"> για μια μαθηματική συνάρτηση </text:span><text:span text:style-name="T46">f</text:span><text:span text:style-name="T45">(</text:span><text:span text:style-name="T46">x</text:span><text:span text:style-name="T45">), είναι και τα ορίσματα στις συναρτήσεις στην </text:span><text:span text:style-name="T46">Python</text:span><text:span text:style-name="T45">: αυτά που χρησιμοποιούν για να επιτελέσουν τις λειτουργίες τους και να παράξουν ό,τι πρέπει να επιστρέψουν.</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3: </text:span><text:span text:style-name="T7">Θα χρησιμοποιήσεις τώρα τη συνάρτηση </text:span><text:span text:style-name="T6">input</text:span><text:span text:style-name="T7">() προκειμένου να εισάγονται δεδομένα κατά την εκτέλεση από το χρήστη. Αυτά θα αποθηκεύονται σε αντίστοιχες μεταβλητές. Δοκίμασέ την σε συνδυασμό με την </text:span><text:span text:style-name="T6">print</text:span><text:span text:style-name="T7">(), ώστε να την επαληθεύσεις, σε ένα διαφορετικό αρχείο. </text:span><text:span text:style-name="T3">Από το μενού Έγγραφο, διάλεξε Κλωνοποίηση. Στην καρτέλα με το νέο αρχείο «χωρίς όνομα» κάνε τις τροποποιήσεις που βλέπεις. Εκτέλεσε το νέο πρόγραμμα, αφού το ονομάσεις </text:span><text:span text:style-name="T5">input</text:span><text:span text:style-name="T3">-</text:span><text:span text:style-name="T5">test</text:span><text:span text:style-name="T3">.</text:span><text:span text:style-name="T5">py</text:span><text:span text:style-name="T7"> Μπορείς να καταλάβεις ότι με τον κατάλληλο χειρισμό των ορισμάτων των συναρτήσεων </text:span><text:span text:style-name="T6">input</text:span><text:span text:style-name="T7">() και </text:span><text:span text:style-name="T6">print</text:span><text:span text:style-name="T7">(), το πρόγραμμά μας γίνεται εύγλωττο πλέον προς το χρήστη, από βουβό που ήταν ως τώρα. </text:span></text:p>
      <text:p text:style-name="P1"><draw:custom-shape text:anchor-type="paragraph" draw:z-index="10" draw:name="Text Box 2" draw:style-name="gr11" draw:text-style-name="P28" svg:width="3.6386in" svg:height="1.1004in" svg:x="0.0035in" svg:y="0.4291in"><text:p text:style-name="P10"><text:span text:style-name="T11">Traceback (most recent call last):</text:span></text:p><text:p text:style-name="P10"><text:span text:style-name="T11"><text:s text:c="2"/>File "input-test.py", line 11, in &lt;module&gt;</text:span></text:p><text:p text:style-name="P10"><text:span text:style-name="T11"><text:s text:c="4"/>terms = (t1 + t2) / 2</text:span></text:p><text:p text:style-name="P10"><text:span text:style-name="T11">TypeError: unsupported operand type(s) for /: 'str' and '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Πλαίσιο κειμένου 2" draw:style-name="gr21" draw:text-style-name="P28" svg:width="2.1004in" svg:height="0.5335in" svg:x="5.2618in" svg:y="0.0547in"><text:p text:style-name="P24"><text:span text:style-name="T45">Τα σχόλια απευθύνονται στον ίδιο τον <text:s text:c="2"/>προγραμματιστή, ή όποιον διαβάσει το πρόγραμμα.</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0" text:anchor-type="char" svg:x="5.2618in" svg:y="0.5874in" svg:width="0.7165in" svg:height="0.7165in" draw:z-index="11"><draw:image xlink:href="Pictures/20000009000020680000205A7E5579A0D8D808A9.wmf" xlink:type="simple" xlink:show="embed" xlink:actuate="onLoad"/><draw:contour-polygon svg:width="3.1276in" svg:height="3.1335in" svg:viewBox="0 0 7944 7959" draw:points="14,0 14,7959 7958,7959 7958,0" draw:recreate-on-edit="false"/></draw:frame><text:span text:style-name="T7">Η γραμμή με το χαρακτήρα # στην αρχή της είναι σαν να μην υπάρχει. Η </text:span><text:span text:style-name="T6">Python</text:span><text:span text:style-name="T7"> την παρακάμπτει. Αφαίρεσε το #, και εκτέλεσε το πρόγραμμα. Φαίνεται ότι υπάρχει πρόβλημα. Η </text:span><text:span text:style-name="T6">Python</text:span><text:span text:style-name="T7"> μας λέει ότι δεν μπορεί να κάνει αριθμητική διαίρεση συμβολοσειράς με ακέραιο. Οι αριθμοί που δίνει ο χρήστης ως βαθμούς, θεωρούνται από την </text:span><text:span text:style-name="T6">Python</text:span><text:span text:style-name="T7"> απλοί χαρακτήρες. Το 19 με την </text:span><text:span text:style-name="T6">input</text:span><text:span text:style-name="T7"> δεν είναι παρά η σειρά από τους δύο χαρακτήρες 1 και 9 στα αντίστοιχα πλήκτρα, και όχι ο αριθμός 19. Πρέπει να πούμε στην </text:span><text:span text:style-name="T6">Python</text:span><text:span text:style-name="T7"> να μετατρέπει τη συμβολοσειρά στους αντίστοιχους ακεραίους. Αυτό θα κάνει η συνάρτηση </text:span><text:span text:style-name="T6">int</text:span><text:span text:style-name="T7">(). Για παράδειγμα η γραμμή κώδικα </text:span><text:span text:style-name="T37">finals = </text:span><text:span text:style-name="T28">int</text:span><text:span text:style-name="T37">(input())</text:span><text:span text:style-name="T7"> θα μετατρέψει τη συμβολοσειρά που επιστρέφει η </text:span><text:span text:style-name="T37">input()</text:span><text:span text:style-name="T7"> σε ακέραιο.</text:span></text:p>
      <text:p text:style-name="P1"><draw:frame text:anchor-type="paragraph" draw:z-index="33" draw:name="Picture 293" draw:style-name="gr12" draw:text-style-name="P29" svg:width="1.2362in" svg:height="1.1539in" svg:x="5.3752in" svg:y="1.3972in"><draw:image xlink:href="Pictures/20000009000018AF000016FE7459C17C6C5A54A0.wmf" xlink:type="simple" xlink:show="embed" xlink:actuate="onLoad"><text:p/></draw:image></draw:frame><draw:custom-shape text:anchor-type="paragraph" draw:z-index="5" draw:name="Text Box 2" draw:style-name="gr6" draw:text-style-name="P28" svg:width="4.9669in" svg:height="1.5921in" svg:x="0.0035in" svg:y="1.3929in"><text:p text:style-name="P11"><text:span text:style-name="T38">t1 = </text:span><text:span text:style-name="T54">int</text:span><text:span text:style-name="T38">(</text:span><text:span text:style-name="T54">input</text:span><text:span text:style-name="T38">("</text:span><text:span text:style-name="T67">Βαθμός 1ου Τετραμήνου (1-20): </text:span><text:span text:style-name="T38">"))</text:span></text:p><text:p text:style-name="P11"><text:span text:style-name="T38">t2 = </text:span><text:span text:style-name="T54">int</text:span><text:span text:style-name="T38">(</text:span><text:span text:style-name="T54">input</text:span><text:span text:style-name="T38">("</text:span><text:span text:style-name="T67">Βαθμός 2ου Τετραμήνου (1-20): </text:span><text:span text:style-name="T38">"))</text:span></text:p><text:p text:style-name="P11"><text:span text:style-name="T38">finals = </text:span><text:span text:style-name="T54">int</text:span><text:span text:style-name="T38">(</text:span><text:span text:style-name="T54">input</text:span><text:span text:style-name="T38">("</text:span><text:span text:style-name="T67">Βαθμός Εξετάσεων <text:s text:c="4"/>(0-100): </text:span><text:span text:style-name="T38">"))</text:span></text:p><text:p text:style-name="P16"/><text:p text:style-name="P11"><text:span text:style-name="T34">terms = (t1 + t2) / </text:span><text:span text:style-name="T21">2</text:span></text:p><text:p text:style-name="P11"><text:span text:style-name="T34">finals = finals / </text:span><text:span text:style-name="T21">5</text:span></text:p><text:p text:style-name="P11"><text:span text:style-name="T30">grade = (terms+finals)/</text:span><text:span text:style-name="T17">2</text:span></text:p><text:p text:style-name="P17"/><text:p text:style-name="P11"><text:span text:style-name="T58">print</text:span><text:span text:style-name="T30">("</text:span><text:span text:style-name="T67">Ετήσιος</text:span><text:span text:style-name="T70"> </text:span><text:span text:style-name="T67">βαθμός</text:span><text:span text:style-name="T70"> <text:s text:c="13"/>:</text:span><text:span text:style-name="T30">", gr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span text:style-name="T8">Δραστηριότητα 4: </text:span><text:span text:style-name="T7">Ας κάνουμε το πρόγραμμά μας ορθότερο, πιο εύγλωττο και επικοινωνιακό, φροντίζοντας για τα κατάλληλα μηνύματα στις </text:span><text:span text:style-name="T6">input</text:span><text:span text:style-name="T7">(), τη μετατροπή των δεδομένων και την προσθήκη επεξηγητικού μηνύματος στην εμφάνιση του τελικού αποτελέσματος, του ετήσιου βαθμού. Αποθήκευσε την </text:span><text:soft-page-break/><text:span text:style-name="T7">τελική μορφή του πρώτου σας προγράμματος στην </text:span><text:span text:style-name="T6">Python</text:span><text:span text:style-name="T7">, του </text:span><text:span text:style-name="T6">grades</text:span><text:span text:style-name="T7">1.</text:span><text:span text:style-name="T6">py</text:span><text:span text:style-name="T7">, και δοκίμασε την εκτέλεσή του με τους βαθμούς της αρεσκείας σου. </text:span></text:p>
      <text:p text:style-name="P1"><text:span text:style-name="T7">Κι αν δώσεις για βαθμό τετραμήνου το 21, ή εξετάσεων το 200;</text:span></text:p>
      <text:p text:style-name="P2"/>
      <text:p text:style-name="P5"><draw:custom-shape text:anchor-type="paragraph" draw:z-index="13" draw:name="Text Box 2" draw:style-name="gr13" draw:text-style-name="P28" svg:width="5.0752in" svg:height="0.7921in" svg:x="-0.0299in" svg:y="0.7366in"><text:p text:style-name="P11"><text:span text:style-name="T58">print</text:span><text:span text:style-name="T38">("</text:span><text:span text:style-name="T67">Ετήσιος βαθμός <text:s text:c="13"/>:</text:span><text:span text:style-name="T38">",</text:span></text:p><text:p text:style-name="P11"><text:span text:style-name="T38"><text:s text:c="5"/>((</text:span><text:span text:style-name="T54">int</text:span><text:span text:style-name="T38">(</text:span><text:span text:style-name="T54">input</text:span><text:span text:style-name="T38">("</text:span><text:span text:style-name="T67">Βαθμός 1ου Τετραμήνου (1-20): </text:span><text:span text:style-name="T38">"))+</text:span></text:p><text:p text:style-name="P11"><text:span text:style-name="T38"><text:s text:c="7"/></text:span><text:span text:style-name="T54">int</text:span><text:span text:style-name="T38">(</text:span><text:span text:style-name="T54">input</text:span><text:span text:style-name="T38">("</text:span><text:span text:style-name="T67">Βαθμός 2ου Τετραμήνου (1-20): </text:span><text:span text:style-name="T38">")))/</text:span><text:span text:style-name="T23">2</text:span><text:span text:style-name="T38">+</text:span></text:p><text:p text:style-name="P11"><text:span text:style-name="T54"><text:s text:c="7"/>int</text:span><text:span text:style-name="T38">(</text:span><text:span text:style-name="T54">input</text:span><text:span text:style-name="T38">("</text:span><text:span text:style-name="T67">Βαθμός Εξετάσεων <text:s text:c="5"/>(0-100): </text:span><text:span text:style-name="T38">"))</text:span><text:span text:style-name="T34">/ </text:span><text:span text:style-name="T21">5</text:span><text:span text:style-name="T30">)/</text:span><text:span text:style-name="T1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Πλαίσιο κειμένου 2" draw:style-name="gr24" draw:text-style-name="P28" svg:width="2.1004in" svg:height="0.6587in" svg:x="5.2701in" svg:y="1.5453in"><text:p text:style-name="P24"><text:span text:style-name="T45">Συμβουλή: Μην το παρακάνεις! Καλό είναι να μπορείς να διαβάζεις τα προγράμματά σου με άνεση, και μετά από καιρ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5: </text:span><text:span text:style-name="T7">Πριν ασχοληθούμε με τα ερωτήματα στην κατακλείδα της προηγούμενης δραστηριότητας, ας αναρωτηθούμε σχετικά με κάτι άλλο. Πόσες μεταβλητές χρειαζόμαστε σε ένα πρόγραμμα; Ένα από τα χαρακτηριστικά της </text:span><text:span text:style-name="T6">Python</text:span><text:span text:style-name="T7"> είναι η λακωνικότητά της. Συνδυάζοντας τα δύο αυτά θα μπορούσαμε να γράψουμε όλο μας το πρόγραμμα σε μία γραμμή, χωρίς καμία μεταβλητή, με διαδοχικές αντικαταστάσεις.</text:span></text:p>
      <text:p text:style-name="P1"><draw:custom-shape text:anchor-type="paragraph" draw:z-index="14" draw:name="Text Box 2" draw:style-name="gr14" draw:text-style-name="P28" svg:width="5.0169in" svg:height="1.8087in" svg:x="0.0283in" svg:y="3.1in"><text:p text:style-name="P22"><text:span text:style-name="T38">t1 = </text:span><text:span text:style-name="T54">int</text:span><text:span text:style-name="T38">(</text:span><text:span text:style-name="T54">input</text:span><text:span text:style-name="T38">("</text:span><text:span text:style-name="T67">Βαθμός 1ου Τετραμήνου (1-20): </text:span><text:span text:style-name="T38">"))</text:span></text:p><text:p text:style-name="P22"><text:span text:style-name="T58">if </text:span><text:span text:style-name="T30">t1 </text:span><text:span text:style-name="T58">in </text:span><text:span text:style-name="T52">range</text:span><text:span text:style-name="T30">(1,21):</text:span></text:p><text:p text:style-name="P22"><text:span text:style-name="T30"><text:s text:c="4"/></text:span><text:span text:style-name="T58">print</text:span><text:span text:style-name="T30">("</text:span><text:span text:style-name="T67">Εντάξει</text:span><text:span text:style-name="T70">.</text:span><text:span text:style-name="T30">")</text:span></text:p><text:p text:style-name="P22"><text:span text:style-name="T60">else:</text:span></text:p><text:p text:style-name="P22"><text:span text:style-name="T38"><text:s text:c="4"/></text:span><text:span text:style-name="T60">print</text:span><text:span text:style-name="T38">("</text:span><text:span text:style-name="T67">Έδωσες μη επιτρεπτό βαθμό.</text:span><text:span text:style-name="T38">")</text:span></text:p><text:p text:style-name="P22"><text:span text:style-name="T38">t2 = </text:span><text:span text:style-name="T54">int</text:span><text:span text:style-name="T38">(</text:span><text:span text:style-name="T54">input</text:span><text:span text:style-name="T38">("</text:span><text:span text:style-name="T67">Βαθμός 2ου Τετραμήνου (1-20): </text:span><text:span text:style-name="T38">"))</text:span></text:p><text:p text:style-name="P22"><text:span text:style-name="T38">finals = </text:span><text:span text:style-name="T54">int</text:span><text:span text:style-name="T38">(</text:span><text:span text:style-name="T54">input</text:span><text:span text:style-name="T38">("</text:span><text:span text:style-name="T67">Βαθμός Εξετάσεων <text:s text:c="4"/>(0-100): </text:span><text:span text:style-name="T38">"))</text:span></text:p><text:p text:style-name="P22"><text:span text:style-name="T34">terms = (t1 + t2) / </text:span><text:span text:style-name="T21">2</text:span></text:p><text:p text:style-name="P22"><text:span text:style-name="T34">finals = finals / </text:span><text:span text:style-name="T21">5</text:span></text:p><text:p text:style-name="P22"><text:span text:style-name="T30">grade = (terms+finals)/</text:span><text:span text:style-name="T17">2</text:span></text:p><text:p text:style-name="P18"/><text:p text:style-name="P22"><text:span text:style-name="T58">print</text:span><text:span text:style-name="T30">("</text:span><text:span text:style-name="T67">Ετήσιος</text:span><text:span text:style-name="T70"> </text:span><text:span text:style-name="T67">βαθμός</text:span><text:span text:style-name="T70"> <text:s text:c="13"/>:</text:span><text:span text:style-name="T30">", gr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Πλαίσιο κειμένου 2" draw:style-name="gr23" draw:text-style-name="P28" svg:width="2.1004in" svg:height="4.4921in" svg:x="5.3701in" svg:y="0.7in"><text:p text:style-name="P22"><text:span text:style-name="T74">Διάφορες μορφές της εντολής </text:span><text:span text:style-name="T75">if</text:span><text:span text:style-name="T74">:</text:span></text:p><text:p text:style-name="P22"><text:span text:style-name="T76">προηγούμενες εντολές</text:span></text:p><text:p text:style-name="P22"><text:span text:style-name="T64">if</text:span><text:span text:style-name="T63"> </text:span><text:span text:style-name="T41">συνθήκη:</text:span></text:p><text:p text:style-name="P22"><text:span text:style-name="T41"><text:s text:c="4"/></text:span><text:span text:style-name="T77">εντολές1</text:span></text:p><text:p text:style-name="P22"><text:span text:style-name="T63">else:</text:span></text:p><text:p text:style-name="P22"><text:span text:style-name="T41"><text:s text:c="4"/></text:span><text:span text:style-name="T77">εντολές2</text:span></text:p><text:p text:style-name="P22"><text:span text:style-name="T76">επόμενες εντολές</text:span></text:p><text:p text:style-name="P26"/><text:p text:style-name="P22"><text:span text:style-name="T76">προηγούμενες εντολές</text:span></text:p><text:p text:style-name="P22"><text:span text:style-name="T64">if</text:span><text:span text:style-name="T63"> </text:span><text:span text:style-name="T41">συνθήκη:</text:span></text:p><text:p text:style-name="P22"><text:span text:style-name="T41"><text:s text:c="4"/></text:span><text:span text:style-name="T77">εντολές</text:span></text:p><text:p text:style-name="P22"><text:span text:style-name="T76">επόμενες εντολές</text:span></text:p><text:p text:style-name="P21"/><text:p text:style-name="P22"><text:span text:style-name="T76">προηγούμενες εντολές</text:span></text:p><text:p text:style-name="P22"><text:span text:style-name="T64">if</text:span><text:span text:style-name="T63"> </text:span><text:span text:style-name="T41">συνθήκη1:</text:span></text:p><text:p text:style-name="P22"><text:span text:style-name="T41"><text:s text:c="4"/></text:span><text:span text:style-name="T77">εντολές1</text:span></text:p><text:p text:style-name="P22"><text:span text:style-name="T63">el</text:span><text:span text:style-name="T64">if</text:span><text:span text:style-name="T63"> </text:span><text:span text:style-name="T41">συνθήκη2:</text:span></text:p><text:p text:style-name="P22"><text:span text:style-name="T41"><text:s text:c="4"/></text:span><text:span text:style-name="T77">εντολές2</text:span></text:p><text:p text:style-name="P22"><text:span text:style-name="T63">el</text:span><text:span text:style-name="T64">if</text:span><text:span text:style-name="T63"> </text:span><text:span text:style-name="T41">συνθήκη3:</text:span></text:p><text:p text:style-name="P22"><text:span text:style-name="T41"><text:s text:c="4"/></text:span><text:span text:style-name="T77">εντολές3</text:span></text:p><text:p text:style-name="P22"><text:span text:style-name="T41">...</text:span></text:p><text:p text:style-name="P22"><text:span text:style-name="T63">else:</text:span></text:p><text:p text:style-name="P22"><text:span text:style-name="T41"><text:s text:c="4"/></text:span><text:span text:style-name="T77">εντολές</text:span><text:span text:style-name="T78">N</text:span></text:p><text:p text:style-name="P22"><text:span text:style-name="T76">επόμενες εντολές</text:span></text:p><text:p text:style-name="P27"/><text:p text:style-name="P22"><text:span text:style-name="T76">προηγούμενες εντολές</text:span></text:p><text:p text:style-name="P22"><text:span text:style-name="T64">if</text:span><text:span text:style-name="T63"> </text:span><text:span text:style-name="T41">συνθήκη1:</text:span></text:p><text:p text:style-name="P22"><text:span text:style-name="T41"><text:s text:c="4"/></text:span><text:span text:style-name="T77">εντολές1</text:span></text:p><text:p text:style-name="P22"><text:span text:style-name="T63">el</text:span><text:span text:style-name="T64">if</text:span><text:span text:style-name="T63"> </text:span><text:span text:style-name="T41">συνθήκη2:</text:span></text:p><text:p text:style-name="P22"><text:span text:style-name="T41"><text:s text:c="4"/></text:span><text:span text:style-name="T77">εντολές2</text:span></text:p><text:p text:style-name="P22"><text:span text:style-name="T41">...</text:span></text:p><text:p text:style-name="P22"><text:span text:style-name="T63">el</text:span><text:span text:style-name="T64">if</text:span><text:span text:style-name="T63"> </text:span><text:span text:style-name="T41">συνθήκη</text:span><text:span text:style-name="T43">N</text:span><text:span text:style-name="T41">:</text:span></text:p><text:p text:style-name="P22"><text:span text:style-name="T41"><text:s text:c="4"/></text:span><text:span text:style-name="T77">εντολές</text:span><text:span text:style-name="T78">N</text:span></text:p><text:p text:style-name="P22"><text:span text:style-name="T76">επόμενες εντολέ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Κλωνοποίησε το πρόγραμμά σου και ονόμασε το αντίγραφο </text:span><text:span text:style-name="T6">grades</text:span><text:span text:style-name="T7">2.</text:span><text:span text:style-name="T6">py</text:span><text:span text:style-name="T7">. Θα δούμε την πιο χρήσιμη εντολή όλων των γλωσσών προγραμματισμού. Όλος ο πλούτος τους βασίζεται σε αυτήν, ο ίδιος ο υπολογιστής είναι αυτό το σπουδαίο κατασκεύασμα, εξαιτίας της: Η εντολή </text:span><text:span text:style-name="T6">if</text:span><text:span text:style-name="T7"> καθορίζει την εκτέλεση εντολών μόνο εφόσον ικανοποιείται ή όχι μια συγκεκριμένη συνθήκη. Ας το δούμε στο παραπάνω απόσπασμα στο </text:span><text:span text:style-name="T6">grades</text:span><text:span text:style-name="T7">2.</text:span><text:span text:style-name="T6">py</text:span><text:span text:style-name="T7"> που θα τροποποιήσετε. Καταρχάς η συνάρτηση </text:span><text:span text:style-name="T6">range</text:span><text:span text:style-name="T7">(1,21) επιστρέφει την ακολουθία των ακεραίων 1 έως 20. Θα αναφερθούμε σε αυτήν πιο <text:s/>αναλυτικά αργότερα. Ο τελεστής </text:span><text:span text:style-name="T6">in</text:span><text:span text:style-name="T7"> ελέγχει αν η τιμή της </text:span><text:span text:style-name="T6">t</text:span><text:span text:style-name="T7">1 που επιστρέφει η </text:span><text:span text:style-name="T6">input</text:span><text:span text:style-name="T7">(), μέσω της </text:span><text:span text:style-name="T6">int</text:span><text:span text:style-name="T7">(), περιλαμβάνεται στην ακολουθία αυτή. Η έκφραση αυτή που ακολουθεί τη λέξη </text:span><text:span text:style-name="T6">if</text:span><text:span text:style-name="T7"> αποκαλείται </text:span><text:span text:style-name="T10">συνθήκη</text:span><text:span text:style-name="T7"> και αποτιμάται σε μία από δύο τιμές: </text:span><text:span text:style-name="T6">True</text:span><text:span text:style-name="T7">, αν ισχύει, ή </text:span><text:span text:style-name="T6">False</text:span><text:span text:style-name="T7"> στην αντίθετη περίπτωση. Παρατηρήστε την </text:span><text:span text:style-name="T10">άνω και κάτω τελεία</text:span><text:span text:style-name="T7"> μετά τη συνθήκη. <text:s/>Δηλώνει ότι η εντολή δεν τελείωσε, αλλά θα συνεχιστεί σε </text:span><text:span text:style-name="T10">εσοχή</text:span><text:span text:style-name="T7"> στις επόμενες γραμμές. Αυτό που ακολουθεί σε εσοχή είναι αυτό που θα κάνει το πρόγραμμα εφόσον η συνθήκη αποτιμηθεί αληθής (</text:span><text:span text:style-name="T6">True</text:span><text:span text:style-name="T7">). Θα εμφανιστεί το μήνυμα «Εντάξει». Ακολουθεί σε στοίχιση με την </text:span><text:span text:style-name="T6">if</text:span><text:span text:style-name="T7"> η λέξη </text:span><text:span text:style-name="T6">else</text:span><text:span text:style-name="T7"> και νέα </text:span><text:span text:style-name="T10">άνω και κάτω τελεία</text:span><text:span text:style-name="T7">. Δηλώνεται έτσι και πάλι ότι η εντολή δεν τελείωσε, αλλά θα συνεχιστεί σε </text:span><text:span text:style-name="T10">εσοχή</text:span><text:span text:style-name="T7"> στις επόμενες γραμμές. Αυτό που ακολουθεί σε εσοχή είναι αυτό που θα κάνει το πρόγραμμα εφόσον η συνθήκη του </text:span><text:span text:style-name="T6">if</text:span><text:span text:style-name="T7"> αποτιμηθεί ψευδής (</text:span><text:span text:style-name="T6">False</text:span><text:span text:style-name="T7">).</text:span></text:p>
      <text:p text:style-name="P1"><text:span text:style-name="T7">Ακολουθεί σε στοίχιση με τις προηγηθείσες εντολές, η ανάθεση τιμής στην </text:span><text:span text:style-name="T6">t</text:span><text:span text:style-name="T7">2, και την </text:span><text:span text:style-name="T6">finals</text:span><text:span text:style-name="T7">. Ακριβώς επειδή δεν περιλαμβάνονται σε εσοχή, σημαίνει ότι δεν ανήκουν στην </text:span><text:span text:style-name="T6">if</text:span><text:span text:style-name="T7"> αλλά εκτελούνται ασχέτως συνθηκών. <text:s text:c="3"/></text:span></text:p>
      <text:p text:style-name="P1"><draw:custom-shape text:anchor-type="paragraph" draw:z-index="25" draw:name="Πλαίσιο κειμένου 2" draw:style-name="gr25" draw:text-style-name="P28" svg:width="2.1004in" svg:height="1.1504in" svg:x="5.3035in" svg:y="0.0799in"><text:p text:style-name="P23"><text:span text:style-name="T76">Δεν τελειώσαμε (αφού τώρα ξεκινάμε…)</text:span></text:p><text:p text:style-name="P23"><text:span text:style-name="T62">Όσο </text:span><text:span text:style-name="T40">δεν τελειώσαμε</text:span></text:p><text:p text:style-name="P23"><text:span text:style-name="T40"><text:s text:c="4"/></text:span><text:span text:style-name="T62">πάρε το </text:span><text:span text:style-name="T42">t</text:span><text:span text:style-name="T40">1</text:span></text:p><text:p text:style-name="P23"><text:span text:style-name="T62"><text:s text:c="4"/>Αν το </text:span><text:span text:style-name="T42">t</text:span><text:span text:style-name="T40">1 </text:span><text:span text:style-name="T62">είναι εντάξει</text:span></text:p><text:p text:style-name="P23"><text:span text:style-name="T40"><text:s text:c="8"/></text:span><text:span text:style-name="T76">τελειώσαμε</text:span></text:p><text:p text:style-name="P23"><text:span text:style-name="T76"><text:s text:c="4"/></text:span><text:span text:style-name="T62">αλλιώς</text:span></text:p><text:p text:style-name="P23"><text:span text:style-name="T76"><text:s text:c="8"/>μήνυμα λάθους</text:span></text:p><text:p text:style-name="P23"><text:span text:style-name="T76"><text:s text:c="8"/></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Είδαμε, λοιπόν, ότι μπορούμε να εμφανίσουμε ένα μήνυμα, ανάλογα με το αν η είσοδος από τον χρήστη για τη μεταβλητή </text:span><text:span text:style-name="T6">t</text:span><text:span text:style-name="T7">1 είναι συμβατή με αυτό που αναμένουμε. Και κάτι ανάλογο θα </text:span><text:soft-page-break/><text:span text:style-name="T7">έπρεπε να κάνουμε για την </text:span><text:span text:style-name="T6">t</text:span><text:span text:style-name="T7">2 και τη </text:span><text:span text:style-name="T6">finals</text:span><text:span text:style-name="T7">. Ωστόσο, είναι αυτό αρκετό; </text:span><text:span text:style-name="T3">Εκτέλεσε και πάλι το πρόγραμμά σου</text:span><text:span text:style-name="T7">. Αυτό που θα θέλαμε είναι όταν η τιμή της </text:span><text:span text:style-name="T6">t</text:span><text:span text:style-name="T7">1 είναι μη έγκυρη, εκτός από το μήνυμα που θα ειδοποιεί σχετικά τον χρήστη, να </text:span><text:span text:style-name="T3">επαναλαμβάνεται</text:span><text:span text:style-name="T7"> και πάλι η διαδικασία της εισόδου. Και αυτό να συνεχίζεται </text:span><text:span text:style-name="T3">όσο</text:span><text:span text:style-name="T7"> ο χρήστης δεν ανταποκρίνεται με έγκυρη είσοδο. Αυτού του είδους την επανάληψη –να επαναλαμβάνεται κάτι όσο δεν ικανοποιείται μία συνθήκη, θα δούμε στη συνέχεια.</text:span></text:p>
      <text:p text:style-name="P1"><draw:custom-shape text:anchor-type="paragraph" draw:z-index="26" draw:name="Text Box 2" draw:style-name="gr26" draw:text-style-name="P28" svg:width="5.0169in" svg:height="2.2587in" svg:x="0.0118in" svg:y="0.5953in"><text:p text:style-name="P22"><text:span text:style-name="T31">ok=</text:span><text:span text:style-name="T59">False</text:span></text:p><text:p text:style-name="P22"><text:span text:style-name="T59">while not </text:span><text:span text:style-name="T31">ok</text:span><text:span text:style-name="T59">:</text:span></text:p><text:p text:style-name="P22"><text:span text:style-name="T31"><text:s text:c="4"/></text:span><text:span text:style-name="T39">t1 = </text:span><text:span text:style-name="T55">int</text:span><text:span text:style-name="T39">(</text:span><text:span text:style-name="T55">input</text:span><text:span text:style-name="T39">("</text:span><text:span text:style-name="T68">Βαθμός 1ου Τετραμήνου (1-20): </text:span><text:span text:style-name="T39">"))</text:span></text:p><text:p text:style-name="P22"><text:span text:style-name="T39"><text:s text:c="4"/></text:span><text:span text:style-name="T59">if </text:span><text:span text:style-name="T31">t1 </text:span><text:span text:style-name="T59">in </text:span><text:span text:style-name="T53">range</text:span><text:span text:style-name="T31">(1,21)</text:span><text:span text:style-name="T59">:</text:span></text:p><text:p text:style-name="P22"><text:span text:style-name="T31"><text:s text:c="8"/>ok = </text:span><text:span text:style-name="T59">True</text:span></text:p><text:p text:style-name="P22"><text:span text:style-name="T31"><text:s text:c="4"/></text:span><text:span text:style-name="T59">else</text:span><text:span text:style-name="T61">:</text:span></text:p><text:p text:style-name="P22"><text:span text:style-name="T39"><text:s text:c="8"/>print("</text:span><text:span text:style-name="T68">Έδωσες μη επιτρεπτό βαθμό.</text:span><text:span text:style-name="T39">")</text:span></text:p><text:p text:style-name="P20"/><text:p text:style-name="P22"><text:span text:style-name="T39">t2 = </text:span><text:span text:style-name="T55">int</text:span><text:span text:style-name="T39">(</text:span><text:span text:style-name="T55">input</text:span><text:span text:style-name="T39">("</text:span><text:span text:style-name="T68">Βαθμός 2ου Τετραμήνου (1-20): </text:span><text:span text:style-name="T39">"))</text:span></text:p><text:p text:style-name="P22"><text:span text:style-name="T39">finals = </text:span><text:span text:style-name="T55">int</text:span><text:span text:style-name="T39">(</text:span><text:span text:style-name="T55">input</text:span><text:span text:style-name="T39">("</text:span><text:span text:style-name="T68">Βαθμός Εξετάσεων <text:s text:c="4"/>(0-100): </text:span><text:span text:style-name="T39">"))</text:span></text:p><text:p text:style-name="P22"><text:span text:style-name="T35">terms = (t1 + t2) / </text:span><text:span text:style-name="T22">2</text:span></text:p><text:p text:style-name="P22"><text:span text:style-name="T35">finals = finals / </text:span><text:span text:style-name="T22">5</text:span></text:p><text:p text:style-name="P22"><text:span text:style-name="T31">grade = (terms+finals)/</text:span><text:span text:style-name="T18">2</text:span></text:p><text:p text:style-name="P19"/><text:p text:style-name="P22"><text:span text:style-name="T59">print</text:span><text:span text:style-name="T31">("</text:span><text:span text:style-name="T68">Ετήσιος</text:span><text:span text:style-name="T71"> </text:span><text:span text:style-name="T68">βαθμός</text:span><text:span text:style-name="T71"> <text:s text:c="13"/>:</text:span><text:span text:style-name="T31">", gr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Πλαίσιο κειμένου 2" draw:style-name="gr2" draw:text-style-name="P28" svg:width="2.1004in" svg:height="0.3335in" svg:x="5.3035in" svg:y="1.6075in"><text:p text:style-name="P23"><text:span text:style-name="T65">While</text:span><text:span text:style-name="T62"> </text:span><text:span text:style-name="T40">συνθήκη:</text:span></text:p><text:p text:style-name="P23"><text:span text:style-name="T40"><text:s text:c="4"/></text:span><text:span text:style-name="T76">εντολές</text:span></text:p><text:p text:style-name="P23"><text:span text:style-name="T76"><text:s text:c="8"/></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Πλαίσιο κειμένου 2" draw:style-name="gr1" draw:text-style-name="P28" svg:width="2.1004in" svg:height="2.1421in" svg:x="5.2866in" svg:y="2.5264in"><text:p text:style-name="P24"><text:span text:style-name="T45">Οι λογικές μεταβλητές μπορούν να πάρουν μία από δύο μόνο τιμές: </text:span><text:span text:style-name="T46">True</text:span><text:span text:style-name="T45"> ή </text:span><text:span text:style-name="T46">False</text:span><text:span text:style-name="T45">, είτε απευθείας με ανάθεση, όπως στο παράδειγμά μας η </text:span><text:span text:style-name="T46">ok</text:span><text:span text:style-name="T45">, είτε από το αποτέλεσμα μιας λογικής έκφρασης, μιας έκφρασης, δηλαδή, που περιέχει λογικούς ή/και συγκριτικούς τελεστές και οδηγεί στην αποτίμηση Ισχύει/Δεν Ισχύει, </text:span><text:span text:style-name="T46">True</text:span><text:span text:style-name="T45">/</text:span><text:span text:style-name="T46">False</text:span><text:span text:style-name="T45">.</text:span></text:p><text:p text:style-name="P25"/><text:p text:style-name="P24"><text:span text:style-name="T45">Μια συνθήκη δεν είναι παρά μια λογική έκφραση. Μπορεί να περιλαμβάνει λογικούς τελεστές, όπως ο </text:span><text:span text:style-name="T46">not</text:span><text:span text:style-name="T45">, ή/και τελεστές σύγκρισης ή …, όπως ο </text:span><text:span text:style-name="T46">in</text:span><text:span text:style-name="T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Πλαίσιο κειμένου 2" draw:style-name="gr25" draw:text-style-name="P28" svg:width="2.1004in" svg:height="1.1504in" svg:x="5.2953in" svg:y="0.0618in"><text:p text:style-name="P23"><text:span text:style-name="T76">Δεν τελειώσαμε (αφού τώρα ξεκινάμε…)</text:span></text:p><text:p text:style-name="P23"><text:span text:style-name="T62">Όσο </text:span><text:span text:style-name="T40">δεν τελειώσαμε</text:span></text:p><text:p text:style-name="P23"><text:span text:style-name="T40"><text:s text:c="4"/></text:span><text:span text:style-name="T62">πάρε το </text:span><text:span text:style-name="T42">t</text:span><text:span text:style-name="T40">1</text:span></text:p><text:p text:style-name="P23"><text:span text:style-name="T62"><text:s text:c="4"/>Αν το </text:span><text:span text:style-name="T42">t</text:span><text:span text:style-name="T40">1 </text:span><text:span text:style-name="T62">είναι εντάξει</text:span></text:p><text:p text:style-name="P23"><text:span text:style-name="T40"><text:s text:c="8"/></text:span><text:span text:style-name="T76">τελειώσαμε</text:span></text:p><text:p text:style-name="P23"><text:span text:style-name="T76"><text:s text:c="4"/></text:span><text:span text:style-name="T62">αλλιώς</text:span></text:p><text:p text:style-name="P23"><text:span text:style-name="T76"><text:s text:c="8"/>μήνυμα λάθους</text:span></text:p><text:p text:style-name="P23"><text:span text:style-name="T76"><text:s text:c="8"/></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6: </text:span><text:span text:style-name="T7">Εξακολουθούμε να εργαζόμαστε με το </text:span><text:span text:style-name="T6">grades</text:span><text:span text:style-name="T7">2.</text:span><text:span text:style-name="T6">py</text:span><text:span text:style-name="T7">. Ο κώδικας παρακάτω υλοποιεί αυτό που θέλουμε για την </text:span><text:span text:style-name="T6">t</text:span><text:span text:style-name="T7">1, και που σχηματικά φαίνεται δίπλα. Ενσωμάτωσέ τον και εκτέλεσε πάλι το πρόγραμμα. Όπως βλέπεις, δεν θα προχωρήσει στη γραμμή που αφορά τη μεταβλητή </text:span><text:span text:style-name="T6">t</text:span><text:span text:style-name="T7">2, παρά μόνο αν η τιμή της </text:span><text:span text:style-name="T6">t</text:span><text:span text:style-name="T7">1 διαβαστεί στο επιτρεπτό εύρος. Δύο παρατηρήσεις:</text:span></text:p>
      <text:p text:style-name="P1"><text:span text:style-name="T7">α. Η εντολή </text:span><text:span text:style-name="T6">while</text:span><text:span text:style-name="T7"> περιλαμβάνει και αυτή συνθήκη, όπως η εντολή </text:span><text:span text:style-name="T6">if</text:span><text:span text:style-name="T7">, εκτείνεται επίσης σε περισσότερες από μία γραμμές, και αυτό επιτυγχάνεται επίσης με την άνω και κάτω τελεία μετά τη συνθήκη, στο τέλος της αρχικής γραμμής, και με την εσοχή στη συνέχεια. </text:span></text:p>
      <text:p text:style-name="P1"><text:span text:style-name="T7">β. Σημαντικό ρόλο παίζει η λογική μεταβλητή </text:span><text:span text:style-name="T6">ok</text:span><text:span text:style-name="T7">, που δείχνει πότε η είσοδος τιμής για την </text:span><text:span text:style-name="T6">t</text:span><text:span text:style-name="T7">1 γίνεται αποδεκτή.</text:span></text:p>
      <text:p text:style-name="P1"><draw:frame text:anchor-type="paragraph" draw:z-index="32" draw:name="Picture 292" draw:style-name="gr12" draw:text-style-name="P29" svg:width="1.2362in" svg:height="1.1539in" svg:x="5.3957in" svg:y="1.7146in"><draw:image xlink:href="Pictures/20000009000018AF000016FE7459C17C6C5A54A0.wmf" xlink:type="simple" xlink:show="embed" xlink:actuate="onLoad"><text:p/></draw:image></draw:frame><draw:custom-shape text:anchor-type="paragraph" draw:z-index="2" draw:name="Text Box 2" draw:style-name="gr3" draw:text-style-name="P28" svg:width="5.0169in" svg:height="4.2398in" svg:x="0.0055in" svg:y="0.8547in"><text:p text:style-name="P22"><text:span text:style-name="T31">ok=</text:span><text:span text:style-name="T59">False</text:span></text:p><text:p text:style-name="P22"><text:span text:style-name="T59">while not </text:span><text:span text:style-name="T31">ok</text:span><text:span text:style-name="T59">:</text:span></text:p><text:p text:style-name="P22"><text:span text:style-name="T31"><text:s text:c="4"/></text:span><text:span text:style-name="T39">t1 = </text:span><text:span text:style-name="T55">int</text:span><text:span text:style-name="T39">(</text:span><text:span text:style-name="T55">input</text:span><text:span text:style-name="T39">("</text:span><text:span text:style-name="T68">Βαθμός 1ου Τετραμήνου (1-20): </text:span><text:span text:style-name="T39">"))</text:span></text:p><text:p text:style-name="P22"><text:span text:style-name="T39"><text:s text:c="4"/></text:span><text:span text:style-name="T59">if </text:span><text:span text:style-name="T31">t1 </text:span><text:span text:style-name="T59">in </text:span><text:span text:style-name="T53">range</text:span><text:span text:style-name="T31">(1,21)</text:span><text:span text:style-name="T59">:</text:span></text:p><text:p text:style-name="P22"><text:span text:style-name="T31"><text:s text:c="8"/>ok = </text:span><text:span text:style-name="T59">True</text:span></text:p><text:p text:style-name="P22"><text:span text:style-name="T31"><text:s text:c="4"/></text:span><text:span text:style-name="T59">else</text:span><text:span text:style-name="T61">:</text:span></text:p><text:p text:style-name="P22"><text:span text:style-name="T39"><text:s text:c="8"/>print("</text:span><text:span text:style-name="T68">Έδωσες μη επιτρεπτό βαθμό.</text:span><text:span text:style-name="T39">")</text:span></text:p><text:p text:style-name="P20"/><text:p text:style-name="P22"><text:span text:style-name="T31">ok=</text:span><text:span text:style-name="T59">False</text:span></text:p><text:p text:style-name="P22"><text:span text:style-name="T59">while not </text:span><text:span text:style-name="T31">ok</text:span><text:span text:style-name="T59">:</text:span></text:p><text:p text:style-name="P22"><text:span text:style-name="T39"><text:s text:c="4"/>t2 = </text:span><text:span text:style-name="T55">int</text:span><text:span text:style-name="T39">(</text:span><text:span text:style-name="T55">input</text:span><text:span text:style-name="T39">("</text:span><text:span text:style-name="T68">Βαθμός 2ου Τετραμήνου (1-20): </text:span><text:span text:style-name="T39">"))</text:span></text:p><text:p text:style-name="P22"><text:span text:style-name="T39"><text:s text:c="4"/></text:span><text:span text:style-name="T59">if </text:span><text:span text:style-name="T31">t</text:span><text:span text:style-name="T39">2</text:span><text:span text:style-name="T31"> </text:span><text:span text:style-name="T59">in </text:span><text:span text:style-name="T53">range</text:span><text:span text:style-name="T31">(1,21)</text:span><text:span text:style-name="T59">:</text:span></text:p><text:p text:style-name="P22"><text:span text:style-name="T31"><text:s text:c="8"/>ok = </text:span><text:span text:style-name="T59">True</text:span></text:p><text:p text:style-name="P22"><text:span text:style-name="T31"><text:s text:c="4"/></text:span><text:span text:style-name="T59">else</text:span><text:span text:style-name="T61">:</text:span></text:p><text:p text:style-name="P22"><text:span text:style-name="T39"><text:s text:c="8"/>print("</text:span><text:span text:style-name="T68">Έδωσες μη επιτρεπτό βαθμό.</text:span><text:span text:style-name="T39">")</text:span></text:p><text:p text:style-name="P20"/><text:p text:style-name="P22"><text:span text:style-name="T31">ok=</text:span><text:span text:style-name="T59">False</text:span></text:p><text:p text:style-name="P22"><text:span text:style-name="T59">while not </text:span><text:span text:style-name="T31">ok</text:span><text:span text:style-name="T59">:</text:span></text:p><text:p text:style-name="P22"><text:span text:style-name="T39"><text:s text:c="4"/></text:span><text:span text:style-name="T31">finals</text:span><text:span text:style-name="T39"> = </text:span><text:span text:style-name="T55">int</text:span><text:span text:style-name="T39">(</text:span><text:span text:style-name="T55">input</text:span><text:span text:style-name="T39">("</text:span><text:span text:style-name="T68">Βαθμός Εξετάσεων <text:s text:c="4"/>(0-100): </text:span><text:span text:style-name="T39">"))</text:span></text:p><text:p text:style-name="P22"><text:span text:style-name="T39"><text:s text:c="4"/></text:span><text:span text:style-name="T59">if </text:span><text:span text:style-name="T31">finals </text:span><text:span text:style-name="T59">in </text:span><text:span text:style-name="T53">range</text:span><text:span text:style-name="T31">(101)</text:span><text:span text:style-name="T59">:</text:span></text:p><text:p text:style-name="P22"><text:span text:style-name="T31"><text:s text:c="8"/>ok = </text:span><text:span text:style-name="T59">True</text:span></text:p><text:p text:style-name="P22"><text:span text:style-name="T31"><text:s text:c="4"/></text:span><text:span text:style-name="T59">else</text:span><text:span text:style-name="T61">:</text:span></text:p><text:p text:style-name="P22"><text:span text:style-name="T39"><text:s text:c="8"/>print("</text:span><text:span text:style-name="T68">Έδωσες μη επιτρεπτό βαθμό.</text:span><text:span text:style-name="T39">")</text:span></text:p><text:p text:style-name="P20"/><text:p text:style-name="P22"><text:span text:style-name="T35">terms = (t1 + t2) / </text:span><text:span text:style-name="T22">2</text:span></text:p><text:p text:style-name="P22"><text:span text:style-name="T35">finals = finals / </text:span><text:span text:style-name="T22">5</text:span></text:p><text:p text:style-name="P22"><text:span text:style-name="T31">grade = (terms+finals)/</text:span><text:span text:style-name="T18">2</text:span></text:p><text:p text:style-name="P19"/><text:p text:style-name="P22"><text:span text:style-name="T59">print</text:span><text:span text:style-name="T31">("</text:span><text:span text:style-name="T68">Ετήσιος</text:span><text:span text:style-name="T71"> </text:span><text:span text:style-name="T68">βαθμός</text:span><text:span text:style-name="T71"> <text:s text:c="13"/>:</text:span><text:span text:style-name="T31">", gr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Πλαίσιο κειμένου 2" draw:style-name="gr4" draw:text-style-name="P28" svg:width="2.1004in" svg:height="0.7713in" svg:x="5.2866in" svg:y="3.2925in"><text:p text:style-name="P24"><text:span text:style-name="T45">Η </text:span><text:span text:style-name="T46">range</text:span><text:span text:style-name="T45">(</text:span><text:span text:style-name="T46">start</text:span><text:span text:style-name="T45">, </text:span><text:span text:style-name="T46">stop</text:span><text:span text:style-name="T45">, </text:span><text:span text:style-name="T46">step</text:span><text:span text:style-name="T45">) επιστρέφει μια ακολουθία τιμών από την τιμή </text:span><text:span text:style-name="T46">start</text:span><text:span text:style-name="T45"> μέχρι την </text:span><text:span text:style-name="T46">stop</text:span><text:span text:style-name="T45">-1, με βήμα </text:span><text:span text:style-name="T46">step</text:span><text:span text:style-name="T45">. Το </text:span><text:span text:style-name="T46">start </text:span><text:span text:style-name="T45">εννοείται 0, και το </text:span><text:span text:style-name="T46">step 1, </text:span><text:span text:style-name="T45">αν παραλειφθούν.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Τι θα κάνεις τώρα για την έγκυρη είσοδο τιμής για τις άλλες δύο μεταβλητές: </text:span><text:span text:style-name="T6">t</text:span><text:span text:style-name="T7">2 και </text:span><text:span text:style-name="T6">finals</text:span><text:span text:style-name="T7">; Μια λύση είναι να αντιγράψεις και να τροποποιήσεις κατάλληλα τον κώδικα της </text:span><text:span text:style-name="T6">t</text:span><text:span text:style-name="T7">1, δύο φορές </text:span><text:soft-page-break/><text:span text:style-name="T7">για τις άλλες δύο μεταβλητές. Δοκίμασέ το, η αντιγραφή κι επικόλληση λειτουργεί ως συνήθως στο </text:span><text:span text:style-name="T6">Geany</text:span><text:span text:style-name="T7">.</text:span><text:span text:style-name="T4"> </text:span></text:p>
      <text:p text:style-name="P1"><text:span text:style-name="T7">Όμως, εδώ έχεις την ευκαιρία να φτιάξεις την πρώτη σου συνάρτηση!</text:span></text:p>
      <text:p text:style-name="P2"/>
      <text:p text:style-name="P6"><draw:custom-shape text:anchor-type="paragraph" draw:z-index="4" draw:name="Text Box 2" draw:style-name="gr5" draw:text-style-name="P28" svg:width="5.0169in" svg:height="0.2606in" svg:x="0in" svg:y="1.4862in"><text:p text:style-name="P22"><text:span text:style-name="T59">def</text:span><text:span text:style-name="T31"> </text:span><text:span text:style-name="T59">getGrade</text:span><text:span text:style-name="T31">(term):</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Δραστηριότητα 7: </text:span><text:span text:style-name="T7">Κλωνοποίησε το πρόγραμμά σου και ονόμασε το αντίγραφο </text:span><text:span text:style-name="T6">grades</text:span><text:span text:style-name="T7">3.</text:span><text:span text:style-name="T6">py</text:span><text:span text:style-name="T7">. Σε αυτό θα δουλέψεις στη συνέχεια. Θα φτιάξεις μια συνάρτηση με το όνομα getGrade() και ένα όρισμα το term, που θα μπορεί να πάρει τιμή 1, 2 ή 3, για το 1ο ή 2ο τετράμηνο και τις εξετάσεις, αντίστοιχα. Μια συνάρτηση ξεκινά με την επικεφαλίδα της, που περιέχει τη λέξη </text:span><text:span text:style-name="T6">def</text:span><text:span text:style-name="T7">, το όνομα που θέλουμε και τα ορίσματα σε παρένθεση. Η επικεφαλίδα τελειώνει με άνω και κάτω τελεία, οπότε, καλά το υποθέτεις, όλο το υπόλοιπο, το σώμα της, θα είναι σε εσοχή:</text:span></text:p>
      <text:p text:style-name="P7"><draw:custom-shape text:anchor-type="paragraph" draw:z-index="16" draw:name="Text Box 2" draw:style-name="gr16" draw:text-style-name="P28" svg:width="5.0835in" svg:height="1.1461in" svg:x="-0.0047in" svg:y="0.9898in"><text:p text:style-name="P22"><text:span text:style-name="T59">def</text:span><text:span text:style-name="T31"> </text:span><text:span text:style-name="T59">getGrade</text:span><text:span text:style-name="T31">(term):</text:span></text:p><text:p text:style-name="P22"><text:span text:style-name="T31"><text:s text:c="4"/></text:span><text:span text:style-name="T59">if</text:span><text:span text:style-name="T31"> term==</text:span><text:span text:style-name="T18">1</text:span><text:span text:style-name="T31"> </text:span><text:span text:style-name="T59">or </text:span><text:span text:style-name="T31">term==</text:span><text:span text:style-name="T18">2</text:span><text:span text:style-name="T31">:</text:span></text:p><text:p text:style-name="P22"><text:span text:style-name="T31"><text:s text:c="8"/>message="</text:span><text:span text:style-name="T68">Βαθμός</text:span><text:span text:style-name="T71"> </text:span><text:span text:style-name="T31">"+</text:span><text:span text:style-name="T79">str</text:span><text:span text:style-name="T31">(term)+"</text:span><text:span text:style-name="T68">ου</text:span><text:span text:style-name="T71"> </text:span><text:span text:style-name="T68">Τετραμήνου</text:span><text:span text:style-name="T71"> (1-20): </text:span><text:span text:style-name="T31">"</text:span></text:p><text:p text:style-name="P22"><text:span text:style-name="T31"><text:s text:c="8"/>r=</text:span><text:span text:style-name="T79">range</text:span><text:span text:style-name="T31">(</text:span><text:span text:style-name="T18">1</text:span><text:span text:style-name="T31">,</text:span><text:span text:style-name="T18">21</text:span><text:span text:style-name="T31">)</text:span></text:p><text:p text:style-name="P22"><text:span text:style-name="T31"><text:s text:c="4"/></text:span><text:span text:style-name="T59">elif </text:span><text:span text:style-name="T31">term==</text:span><text:span text:style-name="T18">3</text:span><text:span text:style-name="T31">:</text:span></text:p><text:p text:style-name="P22"><text:span text:style-name="T31"><text:s text:c="8"/>message="</text:span><text:span text:style-name="T68">Βαθμός</text:span><text:span text:style-name="T71"> </text:span><text:span text:style-name="T68">Εξετάσεων</text:span><text:span text:style-name="T71"> <text:s text:c="4"/>(0-100): </text:span><text:span text:style-name="T31">"</text:span></text:p><text:p text:style-name="P22"><text:span text:style-name="T31"><text:s text:c="8"/></text:span><text:span text:style-name="T39">r=</text:span><text:span text:style-name="T80">range</text:span><text:span text:style-name="T39">(</text:span><text:span text:style-name="T24">101</text:span><text:span text:style-name="T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Πλαίσιο κειμένου 2" draw:style-name="gr19" draw:text-style-name="P28" svg:width="2.1004in" svg:height="1.9587in" svg:x="5.3283in" svg:y="0.9791in"><text:p text:style-name="P24"><text:span text:style-name="T45">Ο συγκριτικός τελεστής ισότητας δηλώνεται με ==.</text:span></text:p><text:p text:style-name="P25"/><text:p text:style-name="P24"><text:span text:style-name="T45">Ο λογικός τελεστής </text:span><text:span text:style-name="T46">or</text:span><text:span text:style-name="T45"> -νωρίτερα είδαμε και τον </text:span><text:span text:style-name="T46">not</text:span><text:span text:style-name="T45">- επιτελεί διάζευξη, και δίνει αποτέλεσμα </text:span><text:span text:style-name="T46">True</text:span><text:span text:style-name="T45"> αν ένα τουλάχιστον όρισμά της είναι </text:span><text:span text:style-name="T46">True</text:span><text:span text:style-name="T45">.</text:span></text:p><text:p text:style-name="P25"/><text:p text:style-name="P24"><text:span text:style-name="T45">Η συνάρτηση </text:span><text:span text:style-name="T46">str</text:span><text:span text:style-name="T45">() μετατρέπει το όρισμά της σε αλφαριθμητική τιμή.</text:span></text:p><text:p text:style-name="P25"/><text:p text:style-name="P24"><text:span text:style-name="T45">Ο τελεστής + σε αλφαριθμητικά επιτελεί συνένωση. </text:span></text:p><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Ανάλογα με την τιμή του </text:span><text:span text:style-name="T6">term</text:span><text:span text:style-name="T7">, δύο πράγματα θα αλλάζουν: το μήνυμα που θα συνοδεύει την </text:span><text:span text:style-name="T6">input</text:span><text:span text:style-name="T7">() που διαβάζει το βαθμό του χρήστη, και το επιτρεπόμενο εύρος τιμών για αυτόν. Θα το πετύχουμε με μια εντολή </text:span><text:span text:style-name="T6">if</text:span><text:span text:style-name="T7">:</text:span><text:span text:style-name="T4"> </text:span></text:p>
      <text:p text:style-name="P7"><draw:custom-shape text:anchor-type="paragraph" draw:z-index="22" draw:name="Text Box 2" draw:style-name="gr22" draw:text-style-name="P28" svg:width="5.0835in" svg:height="1.2398in" svg:x="-0.0047in" svg:y="1.6925in"><text:p text:style-name="P22"><text:span text:style-name="T31"><text:s text:c="4"/>ok=</text:span><text:span text:style-name="T59">False</text:span></text:p><text:p text:style-name="P22"><text:span text:style-name="T31"><text:s text:c="4"/></text:span><text:span text:style-name="T59">while not </text:span><text:span text:style-name="T31">ok:</text:span></text:p><text:p text:style-name="P22"><text:span text:style-name="T31"><text:s text:c="8"/>grade = </text:span><text:span text:style-name="T79">int</text:span><text:span text:style-name="T31">(</text:span><text:span text:style-name="T79">input</text:span><text:span text:style-name="T31">(message))</text:span></text:p><text:p text:style-name="P22"><text:span text:style-name="T31"><text:s text:c="8"/></text:span><text:span text:style-name="T59">if </text:span><text:span text:style-name="T31">grade </text:span><text:span text:style-name="T59">in </text:span><text:span text:style-name="T31">r:</text:span></text:p><text:p text:style-name="P22"><text:span text:style-name="T31"><text:s text:c="12"/></text:span><text:span text:style-name="T39">ok = </text:span><text:span text:style-name="T61">True</text:span></text:p><text:p text:style-name="P22"><text:span text:style-name="T39"><text:s text:c="8"/></text:span><text:span text:style-name="T61">else</text:span><text:span text:style-name="T39">:</text:span></text:p><text:p text:style-name="P22"><text:span text:style-name="T39"><text:s text:c="12"/></text:span><text:span text:style-name="T61">print</text:span><text:span text:style-name="T39">("</text:span><text:span text:style-name="T68">Έδωσες μη επιτρεπτό βαθμό.</text:span><text:span text:style-name="T39">")</text:span></text:p><text:p text:style-name="P22"><text:span text:style-name="T39"><text:s text:c="4"/></text:span><text:span text:style-name="T61">return </text:span><text:span text:style-name="T39">grade</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Η παραπάνω </text:span><text:span text:style-name="T6">if</text:span><text:span text:style-name="T7"> υπολόγισε τις σωστές τιμές για το μήνυμα </text:span><text:span text:style-name="T6">message</text:span><text:span text:style-name="T7"> και το εύρος </text:span><text:span text:style-name="T6">r</text:span><text:span text:style-name="T7">, που είμαστε έτοιμοι να χρησιμοποιήσουμε:</text:span></text:p>
      <text:p text:style-name="P7"><draw:frame text:anchor-type="paragraph" draw:z-index="12" draw:name="Picture 2" draw:style-name="gr12" draw:text-style-name="P29" svg:width="1.2362in" svg:height="1.1539in" svg:x="5.5165in" svg:y="2.0811in"><draw:image xlink:href="Pictures/20000009000018AF000016FE7459C17C6C5A54A0.wmf" xlink:type="simple" xlink:show="embed" xlink:actuate="onLoad"><text:p/></draw:image></draw:frame><draw:custom-shape text:anchor-type="paragraph" draw:z-index="28" draw:name="Text Box 2" draw:style-name="gr27" draw:text-style-name="P28" svg:width="5.0835in" svg:height="1.4276in" svg:x="-0.0047in" svg:y="1.9866in"><text:p text:style-name="P22"><text:span text:style-name="T31">t1 = getGrade(</text:span><text:span text:style-name="T18">1</text:span><text:span text:style-name="T31">)</text:span></text:p><text:p text:style-name="P22"><text:span text:style-name="T31">t2 = getGrade(</text:span><text:span text:style-name="T18">2</text:span><text:span text:style-name="T31">)</text:span></text:p><text:p text:style-name="P22"><text:span text:style-name="T31">finals = getGrade(</text:span><text:span text:style-name="T18">3</text:span><text:span text:style-name="T31">)</text:span></text:p><text:p text:style-name="P19"/><text:p text:style-name="P22"><text:span text:style-name="T31">terms = (t1 + t2) / </text:span><text:span text:style-name="T18">2</text:span></text:p><text:p text:style-name="P22"><text:span text:style-name="T31">finals = finals / </text:span><text:span text:style-name="T18">5</text:span></text:p><text:p text:style-name="P22"><text:span text:style-name="T31">grade = (terms+finals)/</text:span><text:span text:style-name="T18">2</text:span></text:p><text:p text:style-name="P19"/><text:p text:style-name="P22"><text:span text:style-name="T31">print("</text:span><text:span text:style-name="T71">Ετήσιος βαθμός <text:s text:c="13"/>:</text:span><text:span text:style-name="T31">", gr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Η συνάρτηση επιστρέφει την έγκυρη τιμή βαθμού που διάβασε με την εντολή </text:span><text:span text:style-name="T6">return</text:span><text:span text:style-name="T7">. Είσαι έτοιμος να συμπληρώσεις το πρόγραμμά σου, μετά τη συνάρτηση, όπου και θα την καλείς τρεις φορές:</text:span></text:p>
      <text:p text:style-name="P1"><text:span text:style-name="T7">Αποθήκευσε και εκτέλεσε το πρόγραμμά σου. Με τα αρχικά δεδομένα της δραστηριότητας 1 -17, 18 και 97- εξακολυθείς να παίρνεις το αποτέλεσμα 18,45. Αυτό δεν είναι ορθό για το πρόβλημά μας. Στο λύκειο ο τελικός βαθμός στρογγυλοποιείται στο πρώτο δεκαδικό ψηφίο· το 18,45 πρέπει να στρογγυλοποιείται στο 18,5.</text:span></text:p>
      <text:p text:style-name="P7"><draw:custom-shape text:anchor-type="paragraph" draw:z-index="29" draw:name="Text Box 2" draw:style-name="gr28" draw:text-style-name="P28" svg:width="5.0169in" svg:height="0.4689in" svg:x="-0.0047in" svg:y="0.9508in"><text:p text:style-name="P22"><text:span text:style-name="T59">def</text:span><text:span text:style-name="T31"> </text:span><text:span text:style-name="T59">myround</text:span><text:span text:style-name="T31">(number,digits):</text:span></text:p><text:p text:style-name="P22"><text:span text:style-name="T31"><text:s text:c="4"/></text:span><text:span text:style-name="T59">return</text:span><text:span text:style-name="T31">(</text:span><text:span text:style-name="T79">int</text:span><text:span text:style-name="T31">(number*</text:span><text:span text:style-name="T18">10</text:span><text:span text:style-name="T31">**digits+</text:span><text:span text:style-name="T18">0.5</text:span><text:span text:style-name="T31">)/</text:span><text:span text:style-name="T18">10</text:span><text:span text:style-name="T31">**digits)</text:span></text:p><text:p text:style-name="P19"/><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89" text:anchor-type="char" svg:x="5.7035in" svg:y="0.6693in" svg:width="0.8126in" svg:height="0.8126in" draw:z-index="30"><draw:image xlink:href="Pictures/20000009000020680000205A7E5579A0D8D808A9.wmf" xlink:type="simple" xlink:show="embed" xlink:actuate="onLoad"/><draw:contour-polygon svg:width="3.1768in" svg:height="3.1827in" svg:viewBox="0 0 8069 8084" draw:points="14,0 14,8084 8083,8084 8083,0" draw:recreate-on-edit="false"/></draw:frame><text:span text:style-name="T8">Δραστηριότητα 8: </text:span><text:span text:style-name="T7">Κλωνοποίησε το πρόγραμμά σου και ονόμασε το αντίγραφο </text:span><text:span text:style-name="T6">grades</text:span><text:span text:style-name="T7">4.</text:span><text:span text:style-name="T6">py</text:span><text:span text:style-name="T7">. Σε αυτό θα δουλέψεις στη συνέχεια. Θα φτιάξεις μια συνάρτηση με το όνομα </text:span><text:span text:style-name="T6">round</text:span><text:span text:style-name="T7">() και δύο ορίσματα: </text:span><text:span text:style-name="T6">number</text:span><text:span text:style-name="T7"> και </text:span><text:span text:style-name="T6">digits</text:span><text:span text:style-name="T7">. Η </text:span><text:span text:style-name="T6">round</text:span><text:span text:style-name="T7">() θα στρογγυλοποιεί </text:span><text:soft-page-break/><text:span text:style-name="T7">το </text:span><text:span text:style-name="T6">number</text:span><text:span text:style-name="T7"> σε έναν αριθμόμε </text:span><text:span text:style-name="T6">digits</text:span><text:span text:style-name="T7"> το πλήθος δεκαδικά ψηφία. <text:s/>Δεν είναι δύσκολο:</text:span></text:p>
      <text:p text:style-name="P7"><draw:custom-shape text:anchor-type="paragraph" draw:z-index="31" draw:name="Text Box 2" draw:style-name="gr29" draw:text-style-name="P28" svg:width="5.0169in" svg:height="0.2815in" svg:x="-0.0047in" svg:y="0.8783in"><text:p text:style-name="P22"><text:span text:style-name="T59">grade = </text:span><text:span text:style-name="T31">myround((terms+finals)/</text:span><text:span text:style-name="T18">2</text:span><text:span text:style-name="T31">,</text:span><text:span text:style-name="T18">1</text:span><text:span text:style-name="T59">)</text:span></text:p><text:p text:style-name="P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Άλλαξε τώρα την τιμή της </text:span><text:span text:style-name="T6">grade</text:span><text:span text:style-name="T7"> στο κύριο πρόγραμμά σου, και εκτέλεσέ το:</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l" fo:country="GR" style:letter-kerning="true" style:font-name-asian="PMingLiU"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l" fo:country="GR" style:letter-kerning="true" style:font-name-asian="PMingLiU"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language-asian="el" style:country-asian="GR"/>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l" style:family="text" style:parent-style-name="Default_20_Paragraph_20_Font">
      <style:text-properties fo:color="#0000ff" fo:font-weight="bold" style:font-weight-asian="bold" style:font-weight-complex="bold"/>
    </style:style>
    <style:style style:name="an" style:family="text" style:parent-style-name="Default_20_Paragraph_20_Font">
      <style:text-properties fo:color="#000000"/>
    </style:style>
    <style:style style:name="ak" style:family="text" style:parent-style-name="Default_20_Paragraph_20_Font">
      <style:text-properties fo:color="#008000"/>
    </style:style>
    <style:style style:name="sb" style:family="text" style:parent-style-name="Default_20_Paragraph_20_Font">
      <style:text-properties fo:color="#ff0000" fo:font-weight="bold" style:font-weight-asian="bold" style:font-weight-complex="bold"/>
    </style:style>
    <style:style style:name="al" style:family="text" style:parent-style-name="Default_20_Paragraph_20_Font">
      <style:text-properties fo:color="#800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c"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299in" fo:margin-bottom="0.6299in" fo:margin-left="0.6299in" fo:margin-right="2.598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32</meta:editing-cycles>
    <meta:print-date>2016-11-14T11:45:00</meta:print-date>
    <meta:creation-date>2016-11-13T18:23:00</meta:creation-date>
    <dc:date>2016-11-14T16:46:00</dc:date>
    <meta:editing-duration>PT9H13M</meta:editing-duration>
    <meta:generator>LibreOffice/5.1.6.2.0$Linux_X86_64 LibreOffice_project/10m0$Build-2</meta:generator>
    <meta:document-statistic meta:table-count="0" meta:image-count="2" meta:object-count="0" meta:page-count="8" meta:paragraph-count="206" meta:word-count="2490" meta:character-count="16037" meta:non-whitespace-character-count="132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